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Menlo" svg:font-family="Menlo, Monaco, Consolas, 'Andale Mono', 'Ubuntu Mono', 'Courier New', monospac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monospace" svg:font-family="monospace"/>
    <style:font-face style:name="sans-serif" svg:font-family="sans-serif"/>
  </office:font-face-decls>
  <office:automatic-styles>
    <style:style style:name="P1" style:family="paragraph" style:parent-style-name="Preformatted_20_Text">
      <loext:graphic-properties draw:fill="none" draw:fill-color="#ffffff"/>
      <style:paragraph-properties fo:background-color="transparent"/>
    </style:style>
    <style:style style:name="P2" style:family="paragraph" style:parent-style-name="Preformatted_20_Text">
      <loext:graphic-properties draw:fill="none" draw:fill-color="#ffffff"/>
      <style:paragraph-properties fo:margin-top="0in" fo:margin-bottom="0.1965in" style:contextual-spacing="false" fo:background-color="transparent"/>
    </style:style>
    <style:style style:name="P3" style:family="paragraph" style:parent-style-name="Preformatted_20_Text">
      <style:text-properties fo:font-size="28pt" fo:font-weight="bold" style:font-size-asian="28pt" style:font-weight-asian="bold" style:font-size-complex="28pt" style:font-weight-complex="bold"/>
    </style:style>
    <style:style style:name="P4" style:family="paragraph" style:parent-style-name="Preformatted_20_Text">
      <loext:graphic-properties draw:fill="solid" draw:fill-color="#202327" draw:opacity="100%"/>
      <style:paragraph-properties fo:margin-top="0in" fo:margin-bottom="0in" style:contextual-spacing="false" fo:line-height="150%" fo:text-align="start" style:justify-single-word="false" fo:background-color="#202327" fo:padding="0in" fo:border="none"/>
    </style:style>
    <style:style style:name="P5" style:family="paragraph" style:parent-style-name="Standard">
      <style:paragraph-properties style:writing-mode="lr-tb"/>
      <style:text-properties fo:color="#000000" loext:opacity="100%" style:font-name="sans-serif" fo:background-color="transparent"/>
    </style:style>
    <style:style style:name="P6" style:family="paragraph" style:parent-style-name="Standard">
      <style:paragraph-properties fo:margin-top="0in" fo:margin-bottom="0.1965in" style:contextual-spacing="false" style:writing-mode="lr-tb"/>
      <style:text-properties fo:color="#000000" loext:opacity="100%" style:font-name="sans-serif" fo:background-color="transparent"/>
    </style:style>
    <style:style style:name="P7" style:family="paragraph" style:parent-style-name="Standard">
      <style:text-properties fo:color="#000000" loext:opacity="100%" style:font-name="sans-serif" fo:font-size="28pt" fo:font-weight="bold" fo:background-color="transparent" style:font-size-asian="28pt" style:font-weight-asian="bold" style:font-size-complex="28pt" style:font-weight-complex="bold"/>
    </style:style>
    <style:style style:name="P8" style:family="paragraph" style:parent-style-name="Standard">
      <style:text-properties fo:font-size="28pt" fo:font-weight="bold" style:font-size-asian="28pt" style:font-weight-asian="bold" style:font-size-complex="28pt" style:font-weight-complex="bold"/>
    </style:style>
    <style:style style:name="P9" style:family="paragraph" style:parent-style-name="Standard">
      <style:text-properties fo:font-size="28pt" fo:font-weight="bold" officeooo:rsid="0022162e" officeooo:paragraph-rsid="0022162e" style:font-size-asian="28pt" style:font-weight-asian="bold" style:font-size-complex="28pt" style:font-weight-complex="bold"/>
    </style:style>
    <style:style style:name="P10" style:family="paragraph" style:parent-style-name="Standard">
      <style:text-properties officeooo:paragraph-rsid="0022162e"/>
    </style:style>
    <style:style style:name="P11" style:family="paragraph" style:parent-style-name="Text_20_body">
      <style:paragraph-properties fo:margin-top="0in" fo:margin-bottom="0in" style:contextual-spacing="false" style:writing-mode="lr-tb"/>
      <style:text-properties fo:color="#000000" loext:opacity="100%" style:font-name="sans-serif" fo:background-color="transparent"/>
    </style:style>
    <style:style style:name="P12" style:family="paragraph" style:parent-style-name="Text_20_body">
      <style:paragraph-properties style:writing-mode="lr-tb"/>
      <style:text-properties fo:color="#000000" loext:opacity="100%" style:font-name="sans-serif" fo:background-color="transparent"/>
    </style:style>
    <style:style style:name="P13"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4"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5"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6"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7"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8"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019faa4" officeooo:paragraph-rsid="0019faa4" fo:background-color="transparent"/>
    </style:style>
    <style:style style:name="P19"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officeooo:paragraph-rsid="001a46f5" fo:background-color="transparent"/>
    </style:style>
    <style:style style:name="P20"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1"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2"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 style:family="paragraph" style:parent-style-name="Text_20_body" style:list-style-name="L1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 style:family="paragraph" style:parent-style-name="Text_20_body" style:list-style-name="L1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 style:family="paragraph" style:parent-style-name="Text_20_body" style:list-style-name="L1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 style:family="paragraph" style:parent-style-name="Text_20_body" style:list-style-name="L1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 style:family="paragraph" style:parent-style-name="Text_20_body" style:list-style-name="L1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 style:family="paragraph" style:parent-style-name="Text_20_body" style:list-style-name="L1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 style:family="paragraph" style:parent-style-name="Text_20_body" style:list-style-name="L1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1" style:family="paragraph" style:parent-style-name="Text_20_body" style:list-style-name="L1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2" style:family="paragraph" style:parent-style-name="Text_20_body" style:list-style-name="L1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3" style:family="paragraph" style:parent-style-name="Text_20_body" style:list-style-name="L2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4" style:family="paragraph" style:parent-style-name="Text_20_body" style:list-style-name="L2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5" style:family="paragraph" style:parent-style-name="Text_20_body" style:list-style-name="L2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6" style:family="paragraph" style:parent-style-name="Text_20_body" style:list-style-name="L2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7" style:family="paragraph" style:parent-style-name="Text_20_body" style:list-style-name="L2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8" style:family="paragraph" style:parent-style-name="Text_20_body" style:list-style-name="L2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9" style:family="paragraph" style:parent-style-name="Text_20_body" style:list-style-name="L2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0" style:family="paragraph" style:parent-style-name="Text_20_body" style:list-style-name="L2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1" style:family="paragraph" style:parent-style-name="Text_20_body" style:list-style-name="L2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2" style:family="paragraph" style:parent-style-name="Text_20_body" style:list-style-name="L2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3" style:family="paragraph" style:parent-style-name="Text_20_body" style:list-style-name="L3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4" style:family="paragraph" style:parent-style-name="Text_20_body" style:list-style-name="L3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5" style:family="paragraph" style:parent-style-name="Text_20_body" style:list-style-name="L3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6" style:family="paragraph" style:parent-style-name="Text_20_body" style:list-style-name="L3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7" style:family="paragraph" style:parent-style-name="Text_20_body" style:list-style-name="L3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8" style:family="paragraph" style:parent-style-name="Text_20_body" style:list-style-name="L3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9" style:family="paragraph" style:parent-style-name="Text_20_body" style:list-style-name="L3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0" style:family="paragraph" style:parent-style-name="Text_20_body" style:list-style-name="L3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1" style:family="paragraph" style:parent-style-name="Text_20_body" style:list-style-name="L3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2" style:family="paragraph" style:parent-style-name="Text_20_body" style:list-style-name="L3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3" style:family="paragraph" style:parent-style-name="Text_20_body" style:list-style-name="L4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4" style:family="paragraph" style:parent-style-name="Text_20_body" style:list-style-name="L4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5" style:family="paragraph" style:parent-style-name="Text_20_body" style:list-style-name="L4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6" style:family="paragraph" style:parent-style-name="Text_20_body" style:list-style-name="L4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7" style:family="paragraph" style:parent-style-name="Text_20_body" style:list-style-name="L4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8" style:family="paragraph" style:parent-style-name="Text_20_body" style:list-style-name="L4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9" style:family="paragraph" style:parent-style-name="Text_20_body" style:list-style-name="L4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0" style:family="paragraph" style:parent-style-name="Text_20_body" style:list-style-name="L4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1" style:family="paragraph" style:parent-style-name="Text_20_body" style:list-style-name="L4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2" style:family="paragraph" style:parent-style-name="Text_20_body" style:list-style-name="L4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3" style:family="paragraph" style:parent-style-name="Text_20_body" style:list-style-name="L5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4" style:family="paragraph" style:parent-style-name="Text_20_body" style:list-style-name="L5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5" style:family="paragraph" style:parent-style-name="Text_20_body" style:list-style-name="L5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6" style:family="paragraph" style:parent-style-name="Text_20_body" style:list-style-name="L5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7" style:family="paragraph" style:parent-style-name="Text_20_body" style:list-style-name="L5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8" style:family="paragraph" style:parent-style-name="Text_20_body" style:list-style-name="L5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9" style:family="paragraph" style:parent-style-name="Text_20_body" style:list-style-name="L5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0" style:family="paragraph" style:parent-style-name="Text_20_body" style:list-style-name="L5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1" style:family="paragraph" style:parent-style-name="Text_20_body" style:list-style-name="L5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2" style:family="paragraph" style:parent-style-name="Text_20_body" style:list-style-name="L5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3" style:family="paragraph" style:parent-style-name="Text_20_body" style:list-style-name="L6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4" style:family="paragraph" style:parent-style-name="Text_20_body" style:list-style-name="L6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5" style:family="paragraph" style:parent-style-name="Text_20_body" style:list-style-name="L6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6" style:family="paragraph" style:parent-style-name="Text_20_body" style:list-style-name="L6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7" style:family="paragraph" style:parent-style-name="Text_20_body" style:list-style-name="L6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8" style:family="paragraph" style:parent-style-name="Text_20_body" style:list-style-name="L6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9" style:family="paragraph" style:parent-style-name="Text_20_body" style:list-style-name="L6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0" style:family="paragraph" style:parent-style-name="Text_20_body" style:list-style-name="L6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1" style:family="paragraph" style:parent-style-name="Text_20_body" style:list-style-name="L6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2" style:family="paragraph" style:parent-style-name="Text_20_body" style:list-style-name="L6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3" style:family="paragraph" style:parent-style-name="Text_20_body" style:list-style-name="L7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4" style:family="paragraph" style:parent-style-name="Text_20_body" style:list-style-name="L7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5" style:family="paragraph" style:parent-style-name="Text_20_body" style:list-style-name="L7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6" style:family="paragraph" style:parent-style-name="Text_20_body" style:list-style-name="L7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7" style:family="paragraph" style:parent-style-name="Text_20_body" style:list-style-name="L7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8" style:family="paragraph" style:parent-style-name="Text_20_body" style:list-style-name="L7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9" style:family="paragraph" style:parent-style-name="Text_20_body" style:list-style-name="L7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0" style:family="paragraph" style:parent-style-name="Text_20_body" style:list-style-name="L7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1" style:family="paragraph" style:parent-style-name="Text_20_body" style:list-style-name="L7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2" style:family="paragraph" style:parent-style-name="Text_20_body" style:list-style-name="L7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3" style:family="paragraph" style:parent-style-name="Text_20_body" style:list-style-name="L8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4" style:family="paragraph" style:parent-style-name="Text_20_body" style:list-style-name="L8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5" style:family="paragraph" style:parent-style-name="Text_20_body" style:list-style-name="L8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6" style:family="paragraph" style:parent-style-name="Text_20_body" style:list-style-name="L8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7" style:family="paragraph" style:parent-style-name="Text_20_body" style:list-style-name="L8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8" style:family="paragraph" style:parent-style-name="Text_20_body" style:list-style-name="L8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9" style:family="paragraph" style:parent-style-name="Text_20_body" style:list-style-name="L8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0" style:family="paragraph" style:parent-style-name="Text_20_body" style:list-style-name="L8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1" style:family="paragraph" style:parent-style-name="Text_20_body" style:list-style-name="L8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2" style:family="paragraph" style:parent-style-name="Text_20_body" style:list-style-name="L17">
      <loext:graphic-properties draw:fill="none" draw:fill-color="#ffffff"/>
      <style:paragraph-properties fo:margin-top="0in" fo:margin-bottom="0in" style:contextual-spacing="false" fo:background-color="transparent" style:writing-mode="lr-tb"/>
      <style:text-properties officeooo:paragraph-rsid="001cd83f"/>
    </style:style>
    <style:style style:name="T1" style:family="text">
      <style:text-properties fo:color="#000000" loext:opacity="100%" style:font-name="sans-serif" fo:background-color="transparent" loext:char-shading-value="0"/>
    </style:style>
    <style:style style:name="T2" style:family="text">
      <style:text-properties fo:color="#000000" loext:opacity="100%" style:font-name="sans-serif" fo:font-size="12pt" fo:background-color="transparent" loext:char-shading-value="0" style:font-size-asian="10.5pt" style:font-size-complex="12pt"/>
    </style:style>
    <style:style style:name="T3" style:family="text">
      <style:text-properties fo:color="#000000" loext:opacity="100%" style:font-name="sans-serif" fo:font-size="12pt" fo:font-weight="bold" fo:background-color="transparent" loext:char-shading-value="0" style:font-size-asian="10.5pt" style:font-weight-asian="bold" style:font-size-complex="12pt" style:font-weight-complex="bold"/>
    </style:style>
    <style:style style:name="T4" style:family="text">
      <style:text-properties fo:color="#000000" loext:opacity="100%" style:font-name="sans-serif" fo:font-size="26pt" fo:font-weight="bold" fo:background-color="transparent" loext:char-shading-value="0" style:font-size-asian="26pt" style:font-weight-asian="bold" style:font-size-complex="26pt" style:font-weight-complex="bold"/>
    </style:style>
    <style:style style:name="T5" style:family="text">
      <style:text-properties fo:color="#000000" loext:opacity="100%" style:font-name="monospace" fo:font-size="10pt" fo:background-color="transparent" loext:char-shading-value="0"/>
    </style:style>
    <style:style style:name="T6" style:family="text">
      <style:text-properties officeooo:rsid="0019faa4"/>
    </style:style>
    <style:style style:name="T7" style:family="text">
      <style:text-properties officeooo:rsid="001a46f5"/>
    </style:style>
    <style:style style:name="T8" style:family="text">
      <style:text-properties officeooo:rsid="001b4e0d"/>
    </style:style>
    <style:style style:name="T9" style:family="text">
      <style:text-properties style:font-name="monospace" fo:font-size="10pt"/>
    </style:style>
    <style:style style:name="T10" style:family="text">
      <style:text-properties officeooo:rsid="001cb399"/>
    </style:style>
    <style:style style:name="T11" style:family="text">
      <style:text-properties fo:font-weight="bold" officeooo:rsid="001cb399" style:font-weight-asian="bold" style:font-weight-complex="bold"/>
    </style:style>
    <style:style style:name="T12" style:family="text">
      <style:text-properties fo:font-size="26pt" officeooo:rsid="001b4e0d" style:font-size-asian="26pt" style:font-size-complex="26pt"/>
    </style:style>
    <style:style style:name="T13" style:family="text">
      <style:text-properties fo:font-size="26pt" fo:font-weight="bold" officeooo:rsid="001cb399" style:font-size-asian="26pt" style:font-weight-asian="bold" style:font-size-complex="26pt" style:font-weight-complex="bold"/>
    </style:style>
    <style:style style:name="T14" style:family="text">
      <style:text-properties fo:font-size="26pt" fo:font-weight="bold" officeooo:rsid="001b4e0d" style:font-size-asian="26pt" style:font-weight-asian="bold" style:font-size-complex="26pt" style:font-weight-complex="bold"/>
    </style:style>
    <style:style style:name="T15" style:family="text">
      <style:text-properties officeooo:rsid="001cd83f"/>
    </style:style>
    <style:style style:name="T16" style:family="text">
      <style:text-properties officeooo:rsid="001e8f36"/>
    </style:style>
    <style:style style:name="T17" style:family="text">
      <style:text-properties officeooo:rsid="0021f07a"/>
    </style:style>
    <style:style style:name="T18" style:family="text">
      <style:text-properties fo:font-size="28pt" fo:font-weight="bold" style:font-size-asian="28pt" style:font-weight-asian="bold" style:font-size-complex="28pt" style:font-weight-complex="bold"/>
    </style:style>
    <style:style style:name="T19" style:family="text">
      <style:text-properties fo:font-size="28pt" fo:font-weight="bold" officeooo:rsid="0021f07a" style:font-size-asian="28pt" style:font-weight-asian="bold" style:font-size-complex="28pt" style:font-weight-complex="bold"/>
    </style:style>
    <style:style style:name="T20" style:family="text">
      <style:text-properties fo:font-size="28pt" fo:font-weight="bold" officeooo:rsid="0022162e" style:font-size-asian="28pt" style:font-weight-asian="bold" style:font-size-complex="28pt" style:font-weight-complex="bold"/>
    </style:style>
    <style:style style:name="T21" style:family="text">
      <style:text-properties fo:font-size="12pt" style:font-size-asian="10.5pt" style:font-size-complex="12pt"/>
    </style:style>
    <style:style style:name="T22" style:family="text">
      <style:text-properties fo:font-size="12pt" fo:font-weight="bold" officeooo:rsid="0022162e" style:font-size-asian="10.5pt" style:font-weight-asian="bold" style:font-size-complex="12pt" style:font-weight-complex="bold"/>
    </style:style>
    <style:style style:name="T23" style:family="text">
      <style:text-properties fo:color="#d4d4d4" loext:opacity="100%"/>
    </style:style>
    <style:style style:name="T24" style:family="text">
      <style:text-properties fo:color="#d4d4d4" loext:opacity="100%" style:font-name="Menlo" fo:font-size="7.80000019073486pt"/>
    </style:style>
    <style:style style:name="T25" style:family="text">
      <style:text-properties fo:color="#d4d4d4" loext:opacity="100%" style:font-name="Menlo" fo:font-size="7.80000019073486pt" style:font-size-asian="10.5pt" style:font-size-complex="12pt"/>
    </style:style>
    <style:style style:name="T26" style:family="text">
      <style:text-properties fo:color="#9cdcfe" loext:opacity="100%" style:font-name="Menlo" fo:font-size="7.80000019073486pt"/>
    </style:style>
    <style:style style:name="T27" style:family="text">
      <style:text-properties fo:color="#ce9178" loext:opacity="100%" style:font-name="Menlo" fo:font-size="7.80000019073486pt"/>
    </style:style>
    <style:style style:name="T28" style:family="text">
      <style:text-properties fo:color="#569cd6" loext:opacity="100%" style:font-name="Menlo" fo:font-size="7.80000019073486pt"/>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text:start-value="1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7">I’m making a hexgrid turn-based RPG that uses cards. This game is a physical game that will exist in the real world with a gameboard and cards and player pieces and more. In order to make this game, I’m making a video game version in order to test and develop the game. I’m also making apps that help develop the game, such as level maker, card maker, deck maker etc. Currently, I am working on a Quest Card Maker. T</text:span>he Quest Card Maker is a template maker that creates templates, and those templates, once completed, are themselves "quest cards" with fill-in-the-blank spaces. Then, those quest cards (as templates) are used to generate the final quests in the game by filling in the blanks with specific cards. So, there’s an extra layer: we’re making a template that makes templates that make quests. Let me break it down:</text:p>
      <text:p text:style-name="Horizontal_20_Line"/>
      <text:p text:style-name="P11">Understanding the Hierarchy<text:line-break/></text:p>
      <text:list xml:id="list3892730385" text:style-name="L1">
        <text:list-item>
          <text:p text:style-name="P13">Quest Card Maker (Template Maker) </text:p>
          <text:list>
            <text:list-item>
              <text:p text:style-name="P13">This is the top-level tool or system. </text:p>
            </text:list-item>
            <text:list-item>
              <text:p text:style-name="P13">It uses its own "meta-template" (a structure or framework) to create quest card templates. </text:p>
            </text:list-item>
            <text:list-item>
              <text:p text:style-name="P13">Think of it as a blueprint generator: it defines how quest cards (which are themselves templates) will be structured.</text:p>
            </text:list-item>
          </text:list>
        </text:list-item>
        <text:list-item>
          <text:p text:style-name="P13">Quest Card (A Template) </text:p>
          <text:list>
            <text:list-item>
              <text:p text:style-name="P13">This is the output of the Quest Card Maker. </text:p>
            </text:list-item>
            <text:list-item>
              <text:p text:style-name="P13">It’s a "completed quest card" in the sense that it’s a fully defined template, but it still has placeholders (fill-in-the-blank spaces) that aren’t filled in yet. </text:p>
            </text:list-item>
            <text:list-item>
              <text:p text:style-name="P13">For example, a quest card might look like: "Help {npc} reach {location} while avoiding {enemy_gang_<text:span text:style-name="T7">deck</text:span>}." </text:p>
            </text:list-item>
            <text:list-item>
              <text:p text:style-name="P13">It’s a reusable structure that specifies what types of cards <text:span text:style-name="T7">or decks</text:span> will fill the placeholders (e.g., {npc} is an NPC card, {location} is a Location card, <text:span text:style-name="T7">{enemy_gang_deck} is a deck of cards that the player can draw from to spawn enemies.</text:span>).</text:p>
            </text:list-item>
            <text:list-item>
              <text:p text:style-name="P18">The player will see this <text:span text:style-name="T7">quest </text:span>card with placeholders, and then the placeholders will be replaced by actual cards or decks or a <text:span text:style-name="T7">potentially a </text:span>word <text:span text:style-name="T7">or number</text:span>. This process of filling in the blank will be visible to the player, so that they can see how the <text:span text:style-name="T7">video </text:span>game is generating random quests.</text:p>
            </text:list-item>
          </text:list>
        </text:list-item>
        <text:list-item>
          <text:p text:style-name="P13">Final Quest (Instantiated Quest) </text:p>
          <text:list>
            <text:list-item>
              <text:p text:style-name="P13">This is what the <text:span text:style-name="T7">game</text:span> actually <text:span text:style-name="T7">uses</text:span> <text:span text:style-name="T7">to generate the quest as played by the player</text:span>. </text:p>
            </text:list-item>
          </text:list>
        </text:list-item>
      </text:list>
      <text:list xml:id="list3367848611" text:style-name="L6">
        <text:list-item>
          <text:list>
            <text:list-item>
              <text:p text:style-name="P19">It’s created by taking a quest card (template) and filling in its placeholders with specific cards drawn from the appropriate decks, <text:span text:style-name="T7">or decks chosen from many decks, or keywords chosen from a dictionary or list, or integers that determine quantity or values</text:span>. </text:p>
            </text:list-item>
          </text:list>
        </text:list-item>
      </text:list>
      <text:list xml:id="list143729314259695" text:continue-list="list3892730385" text:style-name="L1">
        <text:list-item>
          <text:list>
            <text:list-item>
              <text:p text:style-name="P13">For example, the quest card "Help {npc} reach {location} while avoiding {enemy_gang_<text:span text:style-name="T6">deck</text:span>}" might become "Help Villager 1 reach the Old Mill while avoiding the Thieves."</text:p>
            </text:list-item>
          </text:list>
        </text:list-item>
      </text:list>
      <text:p text:style-name="P12"><text:soft-page-break/>So, to summarize:</text:p>
      <text:list xml:id="list1101765333" text:style-name="L2">
        <text:list-item>
          <text:p text:style-name="P14">The Quest Card Maker is a template maker that produces quest cards. </text:p>
        </text:list-item>
        <text:list-item>
          <text:p text:style-name="P14">Each quest card is a template with placeholders. </text:p>
        </text:list-item>
        <text:list-item>
          <text:p text:style-name="P14">The final quest is generated by filling in the placeholders on a quest card with actual cards/<text:span text:style-name="T6">decks</text:span>.</text:p>
        </text:list-item>
      </text:list>
      <text:p text:style-name="P11">In other words, we’re dealing with a template that makes templates that make quests, just as you said!</text:p>
      <text:p text:style-name="Horizontal_20_Line"/>
      <text:p text:style-name="P11">Clarifying the Process</text:p>
      <text:p text:style-name="P12">Let’s walk through how this might work:</text:p>
      <text:list xml:id="list2292924116" text:style-name="L3">
        <text:list-item>
          <text:p text:style-name="P15">Using the Quest Card Maker </text:p>
          <text:list>
            <text:list-item>
              <text:p text:style-name="P15">You use the Quest Card Maker to design different quest card templates. </text:p>
            </text:list-item>
            <text:list-item>
              <text:p text:style-name="P15">The Quest Card Maker has its own structure (a "meta-template") that lets you define:</text:p>
              <text:list>
                <text:list-item>
                  <text:p text:style-name="P15">The text with placeholders (e.g., "Help {npc} reach {location} while avoiding {enemy_gang}").</text:p>
                </text:list-item>
                <text:list-item>
                  <text:p text:style-name="P15">What type of card, <text:span text:style-name="T7">decks, numbers, or keywords that</text:span> fills each placeholder (e.g., {npc} = NPC card).</text:p>
                </text:list-item>
                <text:list-item>
                  <text:p text:style-name="P15">Additional details like mechanics, rewards, or conditions.</text:p>
                </text:list-item>
              </text:list>
            </text:list-item>
            <text:list-item>
              <text:p text:style-name="P15">Output: A quest card template, like "Help {npc} reach {location} while avoiding {enemy_gang}."</text:p>
            </text:list-item>
          </text:list>
        </text:list-item>
        <text:list-item>
          <text:p text:style-name="P15">Quest Card as a Template </text:p>
          <text:list>
            <text:list-item>
              <text:p text:style-name="P15">The quest card is now a finished product of the Quest Card Maker, but it’s still a template because it has placeholders. </text:p>
            </text:list-item>
            <text:list-item>
              <text:p text:style-name="P15">It’s reusable and can generate many different quests depending on what cards are drawn to fill it in.</text:p>
            </text:list-item>
          </text:list>
        </text:list-item>
        <text:list-item>
          <text:p text:style-name="P15">Generating the Final Quest </text:p>
          <text:list>
            <text:list-item>
              <text:p text:style-name="P15">In the game, <text:span text:style-name="T6">the player</text:span> <text:span text:style-name="T6">receives</text:span> a quest card (template). </text:p>
            </text:list-item>
            <text:list-item>
              <text:p text:style-name="P15"><text:span text:style-name="T6">The game </text:span>draw<text:span text:style-name="T6">s</text:span> cards from the appropriate decks <text:span text:style-name="T6">or draws decks from the appropriate types of decks</text:span> to fill in the blanks.</text:p>
            </text:list-item>
            <text:list-item>
              <text:p text:style-name="P15">Example: </text:p>
              <text:list>
                <text:list-item>
                  <text:p text:style-name="P15">Quest card: "Help {npc} reach {location} while avoiding {enemy_gang}." </text:p>
                </text:list-item>
                <text:list-item>
                  <text:p text:style-name="P15">Draw: {npc} = "Villager 1", {location} = "Old Mill", {enemy_gang_<text:span text:style-name="T6">deck</text:span>} = "Thieves". </text:p>
                </text:list-item>
                <text:list-item>
                  <text:p text:style-name="P15">Final quest: "Help Villager 1 reach the Old Mill while avoiding the Thieves."</text:p>
                </text:list-item>
              </text:list>
            </text:list-item>
          </text:list>
        </text:list-item>
      </text:list>
      <text:p text:style-name="P11">This adds an extra layer of abstraction: the Quest Card Maker doesn’t just define one quest structure—it creates multiple possible quest card templates, each of which can generate multiple quests.</text:p>
      <text:p text:style-name="Horizontal_20_Line"/>
      <text:p text:style-name="P11"><text:soft-page-break/>Does This Match Your Vision?</text:p>
      <text:p text:style-name="P12">I think I’ve got it now! You’re envisioning:</text:p>
      <text:list xml:id="list779212838" text:style-name="L4">
        <text:list-item>
          <text:p text:style-name="P16">A Quest Card Maker that acts as a "template maker," producing various quest card templates. </text:p>
        </text:list-item>
        <text:list-item>
          <text:p text:style-name="P16">Each quest card as a template with fill-in-the-blank spaces (e.g., "Help {npc} reach {location}"). </text:p>
        </text:list-item>
        <text:list-item>
          <text:p text:style-name="P16">The final quests emerging when those blanks are filled with specific cards during gameplay.</text:p>
        </text:list-item>
      </text:list>
      <text:p text:style-name="P12">To confirm, here’s an example of how it might look in practice:</text:p>
      <text:list xml:id="list1674068855" text:style-name="L5">
        <text:list-item>
          <text:p text:style-name="P17">Quest Card Maker creates two quest card templates:</text:p>
          <text:list>
            <text:list-item>
              <text:p text:style-name="P17">"Help {npc} reach {location} while avoiding {enemy_gang}." </text:p>
            </text:list-item>
            <text:list-item>
              <text:p text:style-name="P17">"Gather {number} {item} from {location}."</text:p>
            </text:list-item>
          </text:list>
        </text:list-item>
        <text:list-item>
          <text:p text:style-name="P17">These are the "completed quest cards"—templates ready to be filled in. </text:p>
        </text:list-item>
        <text:list-item>
          <text:p text:style-name="P17">In the game:</text:p>
          <text:list>
            <text:list-item>
              <text:p text:style-name="P17">Quest card 1 becomes: "Help Merchant reach Market while avoiding Bandits." </text:p>
            </text:list-item>
            <text:list-item>
              <text:p text:style-name="P17">Quest card 2 becomes: "Gather 3 Herbs from Forest."</text:p>
            </text:list-item>
          </text:list>
        </text:list-item>
      </text:list>
      <text:p text:style-name="P11">Is that what you had in mind? If so, we’ve got a system where the Quest Card Maker is a tool to craft different quest card templates, and each of those templates generates unique quests by filling in the blanks. Let me know if I’ve nailed it or if there’s still a tweak needed!</text:p>
      <text:p text:style-name="Standard"><text:line-break/><text:line-break/><text:span text:style-name="T14">More concise version:</text:span><text:span text:style-name="T8"><text:line-break/><text:line-break/><text:line-break/></text:span><text:span text:style-name="T1">I've read your explanation of the Quest Card Maker within the context of your hexgrid turn-based RPG project, and I believe I comprehend the concept you're describing. Let me summarize my understanding to confirm if I've got it right.</text:span></text:p>
      <text:p text:style-name="P5">My Understanding of Your Project</text:p>
      <text:p text:style-name="P5">You're developing a physical hexgrid turn-based RPG that uses a gameboard, cards, and player pieces. To support the design and testing of this physical game, you're creating a video game version to experiment with and refine the mechanics. Alongside this, you're building several apps to assist in development, including a level maker, card maker, deck maker, and, currently, a Quest Card Maker.</text:p>
      <text:p text:style-name="P6">The Quest Card Maker is a key tool in this process. It’s a template maker that generates quest card templates—structures with fill-in-the-blank placeholders (e.g., "{npc}", "{location}"). These quest cards are then used in the game to create final quests by filling those placeholders with specific cards, decks, or other elements. This introduces a layered system, which you described as "a template that makes templates that make quests." Here’s how I see the hierarchy:</text:p>
      <text:list xml:id="list939193525" text:style-name="L7">
        <text:list-item>
          <text:p text:style-name="P20">Quest Card Maker (Template Maker) </text:p>
          <text:list>
            <text:list-item>
              <text:p text:style-name="P20">This is the tool you’re working on. </text:p>
            </text:list-item>
            <text:list-item>
              <text:p text:style-name="P20"><text:soft-page-break/>It uses a "meta-template" to define the structure of quest cards, allowing you to create various reusable templates. </text:p>
            </text:list-item>
            <text:list-item>
              <text:p text:style-name="P20">Example output: A quest card template like "Help {npc} reach {location} while avoiding {enemy_gang_deck}."</text:p>
            </text:list-item>
          </text:list>
        </text:list-item>
        <text:list-item>
          <text:p text:style-name="P20">Quest Card (A Template) </text:p>
          <text:list>
            <text:list-item>
              <text:p text:style-name="P20">This is what the Quest Card Maker produces—a "completed" template with placeholders. </text:p>
            </text:list-item>
            <text:list-item>
              <text:p text:style-name="P20">It’s not a final quest yet; it’s a flexible structure that specifies what types of elements (e.g., NPC cards, location cards, enemy decks) will fill the blanks. </text:p>
            </text:list-item>
            <text:list-item>
              <text:p text:style-name="P20">The player sees this template, and the process of filling in the placeholders is visible, showing how the quest is generated. </text:p>
            </text:list-item>
            <text:list-item>
              <text:p text:style-name="P20">Example: "Help {npc} reach {location} while avoiding {enemy_gang_deck}."</text:p>
            </text:list-item>
          </text:list>
        </text:list-item>
        <text:list-item>
          <text:p text:style-name="P20">Final Quest (Instantiated Quest) </text:p>
          <text:list>
            <text:list-item>
              <text:p text:style-name="P20">This is the playable quest in the game, created by filling the quest card’s placeholders with specific cards or other content. </text:p>
            </text:list-item>
            <text:list-item>
              <text:p text:style-name="P20">Example: "Help Villager 1 reach the Old Mill while avoiding the Thieves."</text:p>
            </text:list-item>
          </text:list>
        </text:list-item>
      </text:list>
      <text:p text:style-name="P12">How It Works in Practice</text:p>
      <text:list xml:id="list704564114" text:style-name="L8">
        <text:list-item>
          <text:p text:style-name="P21">You use the Quest Card Maker to design different quest card templates, each with its own structure and placeholders. </text:p>
        </text:list-item>
        <text:list-item>
          <text:p text:style-name="P21">In the game, a quest card template is selected, and the placeholders are filled with specific cards (drawn from decks), keywords, or numbers. </text:p>
        </text:list-item>
        <text:list-item>
          <text:p text:style-name="P21">This generates a final quest that the player experiences, like "Gather 3 Herbs from Forest" or "Help Merchant reach Market while avoiding Bandits." </text:p>
        </text:list-item>
        <text:list-item>
          <text:p text:style-name="P21">The Quest Card Maker’s flexibility means you can create multiple templates, each producing a variety of quests, enhancing replayability.</text:p>
        </text:list-item>
      </text:list>
      <text:p text:style-name="P11">Does This Match Your Vision?</text:p>
      <text:p text:style-name="P12">From your explanation, it seems the Quest Card Maker is a powerful tool for crafting diverse quest structures. For example: </text:p>
      <text:list xml:id="list3513129220" text:style-name="L9">
        <text:list-item>
          <text:p text:style-name="P22">Template 1: "Help {npc} reach {location} while avoiding {enemy_gang_deck}." </text:p>
          <text:list>
            <text:list-item>
              <text:p text:style-name="P22">Becomes: "Help Villager 1 reach the Old Mill while avoiding the Thieves."</text:p>
            </text:list-item>
          </text:list>
        </text:list-item>
        <text:list-item>
          <text:p text:style-name="P22">Template 2: "Gather {number} {item} from {location}." </text:p>
          <text:list>
            <text:list-item>
              <text:p text:style-name="P22">Becomes: "Gather 3 Herbs from Forest."</text:p>
            </text:list-item>
          </text:list>
        </text:list-item>
      </text:list>
      <text:p text:style-name="P11">This system allows for randomization and customization, as the same template can yield different quests depending on what fills the blanks. The visibility of the generation process also adds an engaging layer for players in the video game version.</text:p>
      <text:p text:style-name="P11">Confirmation</text:p>
      <text:p text:style-name="P11">Is my understanding accurate? You’re building a Quest Card Maker that creates quest card templates with placeholders, which are then used to generate varied final quests in your game by filling in those blanks with specific cards or decks. If I’ve grasped this correctly, let me know! If not, please point out where I might have missed the mark, and I’d be happy to refine my understanding further.</text:p>
      <text:p text:style-name="Standard"><text:soft-page-break/><text:line-break/><text:span text:style-name="T1">sometimes the placeholder in the quest card template is replaced by an entire deck, rather than just a single card from a deck. This means that during gameplay, that specific deck becomes an integral part of the quest, acting as a resource or mechanic. Throughout the quest, cards can be drawn from this deck as needed to influence the gameplay experience.</text:span></text:p>
      <text:p text:style-name="P6">For example, consider a quest like:<text:line-break/>"Help {npc} reach {location} while avoiding {enemy_gang_deck}."<text:line-break/>Here, the <text:span text:style-name="T9">{enemy_gang_deck}</text:span> placeholder might be filled by a deck such as the "Thieves Deck." During the quest, cards from the "Thieves Deck" could be drawn to:</text:p>
      <text:list xml:id="list3617665059" text:style-name="L10">
        <text:list-item>
          <text:p text:style-name="P23">Spawn enemies (e.g., a "Sneaky Cutthroat" card),</text:p>
        </text:list-item>
        <text:list-item>
          <text:p text:style-name="P23">Create challenges (e.g., a "Trap Encounter" card), or </text:p>
        </text:list-item>
        <text:list-item>
          <text:p text:style-name="P23">Introduce events (e.g., "Stolen Supplies" card).</text:p>
        </text:list-item>
      </text:list>
      <text:p text:style-name="P11">This approach adds a dynamic layer to the quest design. The specific deck chosen to fill the placeholder can significantly shape the experience—different decks might bring varying levels of difficulty, unique mechanics, or even narrative twists, all within the same quest template. It also boosts replayability, as swapping in a different deck (e.g., "Bandit Deck" instead of "Thieves Deck") could lead to a completely fresh challenge.</text:p>
      <text:p text:style-name="Standard"><text:line-break/><text:span text:style-name="T13">Another piece:</text:span><text:span text:style-name="T10"><text:line-break/><text:line-break/><text:line-break/></text:span><text:span text:style-name="T1">My Understanding</text:span></text:p>
      <text:p text:style-name="P5">You’re saying that a deck doesn’t have to be uniform in card type (e.g., all weapons or all items). Instead, its unity comes from a narrative or thematic connection. A single deck could include a mix of card types—like junk cards, document cards, NPC cards, instance cards, location cards, and more—woven together by a cohesive story. For example, the deck might contain everything needed to craft specific weapons or tools that unlock access to a particular location also included in that deck. This creates a self-contained mini-adventure or potential sidequest embedded within the larger quest.</text:p>
      <text:p text:style-name="P5">Example Scenario</text:p>
      <text:p text:style-name="P6">Let’s imagine a deck called "The Smuggler’s Cache":</text:p>
      <text:list xml:id="list2941473180" text:style-name="L11">
        <text:list-item>
          <text:p text:style-name="P24">Junk Cards: "Rusty Gears," "Scrap Metal" (raw materials).</text:p>
        </text:list-item>
        <text:list-item>
          <text:p text:style-name="P24">Document Cards: "Smuggler’s Note" (hints at a hidden stash).</text:p>
        </text:list-item>
        <text:list-item>
          <text:p text:style-name="P24">NPC Cards: "Shady Trader" (offers crafting help or clues).</text:p>
        </text:list-item>
        <text:list-item>
          <text:p text:style-name="P24">Instance Cards: "Ambush Encounter" (a challenge to overcome).</text:p>
        </text:list-item>
        <text:list-item>
          <text:p text:style-name="P24">Location Card: "Abandoned Warehouse" (the goal to reach).</text:p>
        </text:list-item>
        <text:list-item>
          <text:p text:style-name="P24">Tool Card: "Lockpick" (crafted from junk to enter the warehouse).</text:p>
        </text:list-item>
      </text:list>
      <text:p text:style-name="P12">In gameplay:</text:p>
      <text:list xml:id="list4086463337" text:style-name="L12">
        <text:list-item>
          <text:p text:style-name="P25">The main quest might be "Help {npc} reach {location} while avoiding {enemy_gang_deck}."</text:p>
        </text:list-item>
        <text:list-item>
          <text:p text:style-name="P25">The <text:span text:style-name="T9">{enemy_gang_deck}</text:span> placeholder is filled by "The Smuggler’s Cache."</text:p>
        </text:list-item>
        <text:list-item>
          <text:p text:style-name="P25">As players draw from this deck, they face the Ambush Encounter, meet the Shady <text:soft-page-break/>Trader, and collect Rusty Gears and Scrap Metal. Using these, they craft the Lockpick (guided by the Smuggler’s Note) to access the Abandoned Warehouse. This sidequest unfolds naturally within the main quest, adding a layer of exploration and problem-solving.</text:p>
        </text:list-item>
      </text:list>
      <text:p text:style-name="P12">What This Brings to Your Game</text:p>
      <text:list xml:id="list2934788804" text:style-name="L13">
        <text:list-item>
          <text:p text:style-name="P26">Narrative Cohesion: The deck isn’t just a random pile of cards—it’s a story in itself. Each card ties into the others, creating a mini-arc that feels purposeful and immersive.</text:p>
        </text:list-item>
        <text:list-item>
          <text:p text:style-name="P26">Sidequests Within Quests: By including all the components for a potential sidequest (e.g., crafting materials, a location, and challenges), the deck introduces optional objectives. Players might choose to pursue this tangent—or not—adding agency and replayability.</text:p>
        </text:list-item>
        <text:list-item>
          <text:p text:style-name="P26">Emergent Gameplay: The mix of card types encourages creative problem-solving. Players might figure out how to combine junk and tools, negotiate with NPCs, or unlock hidden areas, all driven by the deck’s contents.</text:p>
        </text:list-item>
        <text:list-item>
          <text:p text:style-name="P26">Thematic Variety: Decks like "The Smuggler’s Cache," "The Lost Expedition," or "The Witch’s Hoard" could each tell a different story, with their own unique blend of cards. This keeps every quest fresh and unpredictable.</text:p>
        </text:list-item>
        <text:list-item>
          <text:p text:style-name="P26">Strategic Depth: Players need to think about how the deck’s cards interact. Do they prioritize crafting the tool? Explore the location? Or deal with the NPC first? It’s a puzzle within the larger game.</text:p>
        </text:list-item>
      </text:list>
      <text:p text:style-name="P11">Tying It Back to the Quest Card Maker</text:p>
      <text:p text:style-name="P12">Your Quest Card Maker could generate templates that explicitly call for these multi-type decks. For instance:</text:p>
      <text:list xml:id="list1254452703" text:style-name="L14">
        <text:list-item>
          <text:p text:style-name="P27">Template: "Seek {item} in {location} using {mixed_deck}."</text:p>
        </text:list-item>
        <text:list-item>
          <text:p text:style-name="P27">Filled: "Seek the Crystal in the Ruins using The Lost Expedition Deck." Here, "The Lost Expedition Deck" might include resources to craft a key, an NPC guide, and hazards to navigate—all part of the journey to the Ruins.</text:p>
        </text:list-item>
      </text:list>
      <text:p text:style-name="P11">This is an incredibly rich system! It turns decks into little adventure packs, each with its own flavor and possibilities. Have I captured your vision accurately? If there’s more you’d like to refine or explore, I’m all ears!</text:p>
      <text:p text:style-name="Standard"><text:line-break/><text:span text:style-name="T15">More:<text:line-break/><text:line-break/></text:span><text:span text:style-name="T1">I’m glad we’re aligning on this—focusing on reliable functionality for the Quest Card Maker app as a standalone tool makes perfect sense, especially since you and your friend are the primary users for now. Keeping the scope tight and prioritizing a clear, workable concept before coding is a smart move. Let’s refine the idea further so it’s crystal clear in your mind. Since you’re envisioning something built with </text:span><text:span text:style-name="T5">pygame_gui</text:span><text:span text:style-name="T1"> eventually, we’ll shape it around a practical, text-based interface with fields, dropdowns, and JSON output, while keeping it flexible for future integration.</text:span></text:p>
      <text:p text:style-name="P5">Current Focus: Conceptual Clarity</text:p>
      <text:p text:style-name="P6">You want to nail down:</text:p>
      <text:list xml:id="list1881676814" text:style-name="L15">
        <text:list-item>
          <text:p text:style-name="P28"><text:soft-page-break/>What the app looks like: The layout and components of the interface.</text:p>
        </text:list-item>
        <text:list-item>
          <text:p text:style-name="P28">How it functions: The workflow for creating a quest card template.</text:p>
        </text:list-item>
        <text:list-item>
          <text:p text:style-name="P28">How it integrates: How the output (JSON files) ties into your game and other cards/decks.</text:p>
        </text:list-item>
      </text:list>
      <text:p text:style-name="P11">Since coding isn’t the goal yet, we’ll flesh this out as a detailed blueprint—something you can visualize and tweak until it feels solid. I’ll start with a rough concept based on what you’ve described, and we’ll refine it through discussion.</text:p>
      <text:p text:style-name="P11">Initial Concept for the Quest Card Maker App</text:p>
      <text:p text:style-name="P11">Purpose</text:p>
      <text:p text:style-name="P11">The app lets you create quest card templates with placeholders, defining their structure and what can fill each blank. It saves these as JSON files for use in your game’s development process.</text:p>
      <text:p text:style-name="P11">Interface Layout (Visualized as a Simple Window)</text:p>
      <text:p text:style-name="P12">Imagine a single window with these sections:</text:p>
      <text:list xml:id="list3815009966" text:style-name="L16">
        <text:list-item>
          <text:p text:style-name="P29">Header Section </text:p>
          <text:list>
            <text:list-item>
              <text:p text:style-name="P29">Name Field: Text box to enter the quest card’s name (e.g., "Rescue Mission Template").</text:p>
            </text:list-item>
            <text:list-item>
              <text:p text:style-name="P29">Description Field: Larger text box for a brief description (e.g., "A quest to save someone from danger").</text:p>
            </text:list-item>
          </text:list>
        </text:list-item>
        <text:list-item>
          <text:p text:style-name="P29">Quest Structure Section </text:p>
          <text:list>
            <text:list-item>
              <text:p text:style-name="P29">Template Text Box: A big text area where you type the quest structure with placeholders (e.g., "Help {npc} reach {location} while avoiding {enemy_deck}").</text:p>
            </text:list-item>
            <text:list-item>
              <text:p text:style-name="P29">Placeholder List: Below the text box, a dynamic list showing each placeholder you’ve typed (e.g., "{npc}", "{location}", "{enemy_deck}").</text:p>
            </text:list-item>
          </text:list>
        </text:list-item>
        <text:list-item>
          <text:p text:style-name="P29">Placeholder Configuration Section </text:p>
          <text:list>
            <text:list-item>
              <text:p text:style-name="P29">For each placeholder in the list, a set of options appears when you click it:</text:p>
              <text:list>
                <text:list-item>
                  <text:p text:style-name="P29">Type Dropdown: Choose what fills it (e.g., "Card", "Deck", "Integer", "Keyword").</text:p>
                </text:list-item>
                <text:list-item>
                  <text:p text:style-name="P29">Specifics Dropdown: Depending on the type:</text:p>
                  <text:list>
                    <text:list-item>
                      <text:p text:style-name="P29">If "Card": Pick a card type (e.g., "NPC", "Location", "Junk").</text:p>
                    </text:list-item>
                    <text:list-item>
                      <text:p text:style-name="P29">If "Deck": Pick a deck type (e.g., "Enemy Deck", "Mixed Deck").</text:p>
                    </text:list-item>
                    <text:list-item>
                      <text:p text:style-name="P29">If "Keyword": Pick from a keyword list (e.g., "resource_type", "difficulty").</text:p>
                    </text:list-item>
                    <text:list-item>
                      <text:p text:style-name="P29">If "Integer": Set a range (e.g., "1-5").</text:p>
                    </text:list-item>
                  </text:list>
                </text:list-item>
                <text:list-item>
                  <text:p text:style-name="P29">Notes Field: Optional text box to jot down details (e.g., "{npc} must be a friendly character").</text:p>
                </text:list-item>
              </text:list>
            </text:list-item>
          </text:list>
        </text:list-item>
        <text:list-item>
          <text:p text:style-name="P29">Control Section </text:p>
          <text:list>
            <text:list-item>
              <text:p text:style-name="P29">Add Placeholder Button: Adds a new placeholder to configure.</text:p>
            </text:list-item>
            <text:list-item>
              <text:p text:style-name="P29">Preview Button: Shows a sample quest with placeholders filled (e.g., "Help Villager reach Mill while avoiding Thieves Deck").</text:p>
            </text:list-item>
            <text:list-item>
              <text:p text:style-name="P29">Save Button: Exports the template as a JSON file.</text:p>
            </text:list-item>
            <text:list-item>
              <text:p text:style-name="P29"><text:soft-page-break/>Load Button: Imports an existing JSON file to edit.</text:p>
            </text:list-item>
          </text:list>
        </text:list-item>
      </text:list>
      <text:p text:style-name="P12">Workflow</text:p>
      <text:list xml:id="list2599852603" text:style-name="L17">
        <text:list-item>
          <text:p text:style-name="P30">Start a New Quest Card:</text:p>
          <text:list>
            <text:list-item>
              <text:p text:style-name="P30">Enter a name ("Rescue Mission Template") and description ("Save someone from danger").</text:p>
            </text:list-item>
            <text:list-item>
              <text:p text:style-name="P30">Type the structure in the template text box: "Help {npc} reach {location} while avoiding {enemy_deck}".</text:p>
            </text:list-item>
          </text:list>
        </text:list-item>
        <text:list-item>
          <text:p text:style-name="P30">Configure Placeholders:</text:p>
          <text:list>
            <text:list-item>
              <text:p text:style-name="P30">The app detects "{npc}", "{location}", and "{enemy_deck}" and lists them.</text:p>
            </text:list-item>
            <text:list-item>
              <text:p text:style-name="P30">Click "{npc}":</text:p>
              <text:list>
                <text:list-item>
                  <text:p text:style-name="P30">Set Type to "Card", Specifics to "NPC", Notes: "Friendly character".</text:p>
                </text:list-item>
              </text:list>
            </text:list-item>
            <text:list-item>
              <text:p text:style-name="P30">Click "{location}":</text:p>
              <text:list>
                <text:list-item>
                  <text:p text:style-name="P30">Set Type to "Card", Specifics to "Location".</text:p>
                </text:list-item>
              </text:list>
            </text:list-item>
            <text:list-item>
              <text:p text:style-name="P30">Click "{enemy_deck}":</text:p>
              <text:list>
                <text:list-item>
                  <text:p text:style-name="P30">Set Type to "Deck", Specifics to "Enemy Deck".</text:p>
                </text:list-item>
              </text:list>
            </text:list-item>
          </text:list>
        </text:list-item>
        <text:list-item>
          <text:p text:style-name="P30">Test and Save:</text:p>
          <text:list>
            <text:list-item>
              <text:p text:style-name="P30">Hit Preview to see: "Help Villager reach Mill while avoiding Thieves Deck" (using sample data).</text:p>
            </text:list-item>
            <text:list-item>
              <text:p text:style-name="P102"><text:span text:style-name="T1">Hit Save to export as a JSON file (e.g., </text:span><text:span text:style-name="T5">rescue_mission_template.json</text:span><text:span text:style-name="T1">).<text:line-break/></text:span></text:p>
              <text:p text:style-name="P102"><text:span text:style-name="T1">How It Integrates</text:span></text:p>
            </text:list-item>
          </text:list>
        </text:list-item>
      </text:list>
      <text:list xml:id="list2832641208" text:style-name="L18">
        <text:list-item>
          <text:p text:style-name="P31">Game Use: The JSON file defines the quest structure. Your video game prototype could read this file, pull cards/decks from a database, and generate a final quest.</text:p>
        </text:list-item>
        <text:list-item>
          <text:p text:style-name="P31">Other Cards/Decks: The "specifics" (e.g., "NPC", "Enemy Deck") link to your existing card and deck types. Later, when integrated with the card maker, it could reference specific cards/decks by name or ID.</text:p>
        </text:list-item>
      </text:list>
      <text:p text:style-name="P11">Refining the Idea</text:p>
      <text:p text:style-name="P12">This is a starting point—vague enough to tweak, specific enough to visualize. Here’s what I’d like to explore with you:</text:p>
      <text:list xml:id="list2446842476" text:style-name="L19">
        <text:list-item>
          <text:p text:style-name="P32">Layout: Does this window setup feel right? Too cluttered? Missing anything?</text:p>
        </text:list-item>
        <text:list-item>
          <text:p text:style-name="P32">Functionality: Is the placeholder configuration flexible enough? Should it support more types (e.g., lists of cards)?</text:p>
        </text:list-item>
        <text:list-item>
          <text:p text:style-name="P32">Workflow: Does the process of typing, configuring, and saving match how you’d use it?</text:p>
        </text:list-item>
        <text:list-item>
          <text:p text:style-name="P32">Integration: Are JSON files the right format, or do you see a different output style?</text:p>
        </text:list-item>
      </text:list>
      <text:p text:style-name="P11">Since your goal is to refine the concept, let’s keep bouncing ideas. What feels too vague still? What part do you want to zoom in on next? I’m here to help sharpen it until it clicks for you!</text:p>
      <text:p text:style-name="Standard"><text:line-break/><text:span text:style-name="T16">More<text:line-break/><text:line-break/></text:span><text:span text:style-name="T1">You’re absolutely right—this is a solid foundation, but there’s a lot more to layer in to make the Quest Card Maker app fully functional and aligned with your game’s needs. What you’re </text:span><text:soft-page-break/><text:span text:style-name="T1">describing—keywords for NPC/enemy behavior, event triggers, hex grid integration, integers for quantities, and quest lifecycle details (start, end, rewards)—adds critical depth. It’s all about ensuring the app generates templates that your game can interpret and execute seamlessly. Let’s expand the concept to accommodate these elements, keeping it conceptual and flexible since you’re still refining the idea.</text:span></text:p>
      <text:p text:style-name="P5">Expanding the Quest Card Maker App</text:p>
      <text:p text:style-name="P5">The app needs to handle a richer set of data while staying manageable for you and your friend during testing. Here’s how we can build on the initial concept:</text:p>
      <text:p text:style-name="P5">Updated Interface Layout</text:p>
      <text:p text:style-name="P6">Let’s keep the window structure but add sections to address these new requirements:</text:p>
      <text:list xml:id="list1106021625" text:style-name="L20">
        <text:list-item>
          <text:p text:style-name="P33">Header Section (Unchanged) </text:p>
          <text:list>
            <text:list-item>
              <text:p text:style-name="P33">Name Field: e.g., "Rescue Mission Template".</text:p>
            </text:list-item>
            <text:list-item>
              <text:p text:style-name="P33">Description Field: e.g., "Save an NPC from danger".</text:p>
            </text:list-item>
          </text:list>
        </text:list-item>
        <text:list-item>
          <text:p text:style-name="P33">Quest Structure Section (Enhanced) </text:p>
          <text:list>
            <text:list-item>
              <text:p text:style-name="P33">Template Text Box: Still the core (e.g., "Help {npc} reach {location} while avoiding {enemy_deck}").</text:p>
            </text:list-item>
            <text:list-item>
              <text:p text:style-name="P33">Placeholder List: Auto-detects placeholders (e.g., "{npc}", "{location}", "{enemy_deck}") with expanded configuration below.</text:p>
            </text:list-item>
          </text:list>
        </text:list-item>
        <text:list-item>
          <text:p text:style-name="P33">Placeholder Configuration Section (Expanded) </text:p>
          <text:list>
            <text:list-item>
              <text:p text:style-name="P33">For each placeholder:</text:p>
              <text:list>
                <text:list-item>
                  <text:p text:style-name="P33">Type Dropdown: Card, Deck, Integer, Keyword (as before).</text:p>
                </text:list-item>
                <text:list-item>
                  <text:p text:style-name="P33">Specifics Dropdown: </text:p>
                  <text:list>
                    <text:list-item>
                      <text:p text:style-name="P33">Card: "NPC", "Location", etc.</text:p>
                    </text:list-item>
                    <text:list-item>
                      <text:p text:style-name="P33">Deck: "Enemy Deck", "Mixed Deck", etc.</text:p>
                    </text:list-item>
                    <text:list-item>
                      <text:p text:style-name="P33">Integer: Range (e.g., "1-10") or fixed value.</text:p>
                    </text:list-item>
                    <text:list-item>
                      <text:p text:style-name="P33">Keyword: Select from a predefined list (e.g., "moves_to", "defends").</text:p>
                    </text:list-item>
                  </text:list>
                </text:list-item>
                <text:list-item>
                  <text:p text:style-name="P33">Behavior Field: For NPCs/enemies, a dropdown or text box to assign keywords (e.g., "{npc} moves_to {location}").</text:p>
                </text:list-item>
                <text:list-item>
                  <text:p text:style-name="P33">Notes Field: Extra details (e.g., "{enemy_deck} patrols hexes").</text:p>
                </text:list-item>
              </text:list>
            </text:list-item>
          </text:list>
        </text:list-item>
        <text:list-item>
          <text:p text:style-name="P33">Quest Rules Section (New) </text:p>
          <text:list>
            <text:list-item>
              <text:p text:style-name="P33">Start Condition Field: Text box or dropdown (e.g., "Starts immediately" or "When {event} occurs, like when_enemy_defeated").</text:p>
            </text:list-item>
            <text:list-item>
              <text:p text:style-name="P33">End Condition Field: Text box or dropdown (e.g., "{npc} reaches {location}" or "All {enemy_deck} cards defeated").</text:p>
            </text:list-item>
            <text:list-item>
              <text:p text:style-name="P33">Reward Field: Text box to define rewards (e.g., "Draw 3 cards" or "{integer} gold").</text:p>
            </text:list-item>
            <text:list-item>
              <text:p text:style-name="P33">Hex Info Field: Text box for location rules (e.g., "{location} occupies hex {hex_id}, chosen randomly from edge hexes").</text:p>
            </text:list-item>
          </text:list>
        </text:list-item>
        <text:list-item>
          <text:p text:style-name="P33">Gameplay Variables Section (New) </text:p>
          <text:list>
            <text:list-item>
              <text:p text:style-name="P33">Integers Field: Define quest-specific numbers (e.g., "NPC HP: {integer}", "Draw {integer} cards per turn").</text:p>
            </text:list-item>
            <text:list-item>
              <text:p text:style-name="P33">Event Triggers Field: List of triggers with conditions (e.g., "when_damaged: <text:soft-page-break/>spawn {enemy_deck} card").</text:p>
            </text:list-item>
            <text:list-item>
              <text:p text:style-name="P33">Keyword Library: A editable list of keywords (e.g., "moves_to", "gives", "when_healed") to populate dropdowns.</text:p>
            </text:list-item>
          </text:list>
        </text:list-item>
        <text:list-item>
          <text:p text:style-name="P33">Control Section (Enhanced) </text:p>
          <text:list>
            <text:list-item>
              <text:p text:style-name="P33">Add Placeholder Button: As before.</text:p>
            </text:list-item>
            <text:list-item>
              <text:p text:style-name="P33">Add Rule/Event Button: For quest rules or triggers.</text:p>
            </text:list-item>
            <text:list-item>
              <text:p text:style-name="P33">Preview Button: Shows a sample quest with all rules applied.</text:p>
            </text:list-item>
            <text:list-item>
              <text:p text:style-name="P33">Save Button: Exports to JSON.</text:p>
            </text:list-item>
            <text:list-item>
              <text:p text:style-name="P33">Load Button: Imports JSON for editing.</text:p>
            </text:list-item>
          </text:list>
        </text:list-item>
      </text:list>
      <text:p text:style-name="P12">Updated Workflow</text:p>
      <text:list xml:id="list717739972" text:style-name="L21">
        <text:list-item>
          <text:p text:style-name="P34">Create the Template:</text:p>
          <text:list>
            <text:list-item>
              <text:p text:style-name="P34">Name: "Rescue Mission Template".</text:p>
            </text:list-item>
            <text:list-item>
              <text:p text:style-name="P34">Template: "Help {npc} reach {location} while avoiding {enemy_deck}".</text:p>
            </text:list-item>
          </text:list>
        </text:list-item>
        <text:list-item>
          <text:p text:style-name="P34">Configure Placeholders:</text:p>
          <text:list>
            <text:list-item>
              <text:p text:style-name="P34">"{npc}": Type = Card, Specifics = NPC, Behavior = "moves_to {location}", HP = "{integer}".</text:p>
            </text:list-item>
            <text:list-item>
              <text:p text:style-name="P34">"{location}": Type = Card, Specifics = Location, Hex = "Random edge hex".</text:p>
            </text:list-item>
            <text:list-item>
              <text:p text:style-name="P34">"{enemy_deck}": Type = Deck, Specifics = Enemy Deck, Behavior = "patrols".</text:p>
            </text:list-item>
          </text:list>
        </text:list-item>
        <text:list-item>
          <text:p text:style-name="P34">Set Quest Rules:</text:p>
          <text:list>
            <text:list-item>
              <text:p text:style-name="P34">Start: "When drawn".</text:p>
            </text:list-item>
            <text:list-item>
              <text:p text:style-name="P34">End: "{npc} reaches {location}".</text:p>
            </text:list-item>
            <text:list-item>
              <text:p text:style-name="P34">Reward: "Draw {integer} cards".</text:p>
            </text:list-item>
          </text:list>
        </text:list-item>
        <text:list-item>
          <text:p text:style-name="P34">Define Variables:</text:p>
          <text:list>
            <text:list-item>
              <text:p text:style-name="P34">Integers: "NPC HP = 5", "Reward cards = 3".</text:p>
            </text:list-item>
            <text:list-item>
              <text:p text:style-name="P34">Events: "when_damaged: {enemy_deck} draws 1 card".</text:p>
            </text:list-item>
          </text:list>
        </text:list-item>
        <text:list-item>
          <text:p text:style-name="P34">Preview and Save:</text:p>
          <text:list>
            <text:list-item>
              <text:p text:style-name="P34">Preview: "Help Villager (HP 5) reach Mill (edge hex) while avoiding Thieves Deck (patrols). Starts when drawn, ends when Villager reaches Mill, reward: 3 cards."</text:p>
            </text:list-item>
            <text:list-item>
              <text:p text:style-name="P34">Save as JSON.</text:p>
            </text:list-item>
          </text:list>
        </text:list-item>
      </text:list>
      <text:p text:style-name="Standard"><text:line-break/><text:span text:style-name="T1">Addressing Your Additions</text:span></text:p>
      <text:list xml:id="list481443572" text:style-name="L22">
        <text:list-item>
          <text:p text:style-name="P35">Keywords: </text:p>
          <text:list>
            <text:list-item>
              <text:p text:style-name="P35">A dynamic library (editable in the app) lets you define behaviors ("moves_to", "runs_away_from") and triggers ("when_damaged", "when_healed"). Start with a small set and expand as you test.</text:p>
            </text:list-item>
          </text:list>
        </text:list-item>
        <text:list-item>
          <text:p text:style-name="P35">Hex Grid Integration: </text:p>
          <text:list>
            <text:list-item>
              <text:p text:style-name="P35">The "Hex Info Field" ties locations to hexes with rules (e.g., "random edge hex", "center hex {hex_id}"). This can evolve as your grid mechanics solidify.</text:p>
            </text:list-item>
          </text:list>
        </text:list-item>
        <text:list-item>
          <text:p text:style-name="P35">Integers: </text:p>
          <text:list>
            <text:list-item>
              <text:p text:style-name="P35">A dedicated section tracks quantities (HP, card draws, etc.), linked to placeholders or rules.</text:p>
            </text:list-item>
          </text:list>
        </text:list-item>
        <text:list-item>
          <text:p text:style-name="P35"><text:soft-page-break/>Quest Lifecycle: </text:p>
          <text:list>
            <text:list-item>
              <text:p text:style-name="P35">Start/end conditions and rewards give the game clear instructions, matching your existing mechanics.</text:p>
            </text:list-item>
          </text:list>
        </text:list-item>
        <text:list-item>
          <text:p text:style-name="P35">Game Alignment: </text:p>
          <text:list>
            <text:list-item>
              <text:p text:style-name="P35">The JSON structure is designed to be parsed by your game, assuming it already handles cards, decks, and basic events. Keywords and triggers will need to match your game’s logic.</text:p>
            </text:list-item>
          </text:list>
        </text:list-item>
      </text:list>
      <text:p text:style-name="P11">Refining Further</text:p>
      <text:p text:style-name="P12">This is still a rough sketch, but it’s getting more concrete. Let’s zoom in on what’s still vague:</text:p>
      <text:list xml:id="list3548123890" text:style-name="L23">
        <text:list-item>
          <text:p text:style-name="P36">Keywords: Want to brainstorm a starter list? I can suggest more based on your game’s mechanics.</text:p>
        </text:list-item>
        <text:list-item>
          <text:p text:style-name="P36">Hex Rules: How detailed do you want hex placement to be now? Simple (e.g., "random") or specific (e.g., "hex 3,4")?</text:p>
        </text:list-item>
        <text:list-item>
          <text:p text:style-name="P36">Events: Are triggers like "when_damaged" enough, or do you see more complex conditions?</text:p>
        </text:list-item>
        <text:list-item>
          <text:p text:style-name="P36">Rewards: Should they be tied to card draws, points, or something else in your game?</text:p>
        </text:list-item>
      </text:list>
      <text:p text:style-name="P11">What feels most unclear to you right now? Pick a piece—keywords, rules, or something else—and we’ll sharpen it together!</text:p>
      <text:p text:style-name="Standard"><text:line-break/><text:span text:style-name="T1">Starter Keyword List</text:span></text:p>
      <text:p text:style-name="P5">Behavior Keywords (For NPCs, Enemies, or Objects)</text:p>
      <text:p text:style-name="P6">These describe actions or movement patterns, telling the game how entities behave:</text:p>
      <text:list xml:id="list3498265831" text:style-name="L24">
        <text:list-item>
          <text:p text:style-name="P37">moves_to: Moves toward a target (e.g., "{npc} moves_to {location}").</text:p>
        </text:list-item>
        <text:list-item>
          <text:p text:style-name="P37">runs_away_from: Flees from a target (e.g., "{npc} runs_away_from {enemy_deck}").</text:p>
        </text:list-item>
        <text:list-item>
          <text:p text:style-name="P37">patrols: Moves in a predictable pattern (e.g., "{enemy_deck} patrols hexes near {location}").</text:p>
        </text:list-item>
        <text:list-item>
          <text:p text:style-name="P37">wanders_randomly: Moves unpredictably across the grid (e.g., "{npc} wanders_randomly").</text:p>
        </text:list-item>
        <text:list-item>
          <text:p text:style-name="P37">defends: Stays put and protects something (e.g., "{npc} defends {location}").</text:p>
        </text:list-item>
        <text:list-item>
          <text:p text:style-name="P37">attacks: Actively engages a target (e.g., "{enemy_deck} attacks {npc}").</text:p>
        </text:list-item>
        <text:list-item>
          <text:p text:style-name="P37">follows: Shadows another entity (e.g., "{npc} follows player").</text:p>
        </text:list-item>
        <text:list-item>
          <text:p text:style-name="P37">gives: Transfers an item or card (e.g., "{npc} gives {item} to player").</text:p>
        </text:list-item>
        <text:list-item>
          <text:p text:style-name="P37">takes: Removes an item or card (e.g., "{enemy_deck} takes {resource} from player").</text:p>
        </text:list-item>
        <text:list-item>
          <text:p text:style-name="P37">searches: Looks for something specific (e.g., "{npc} searches {location}").</text:p>
        </text:list-item>
        <text:list-item>
          <text:p text:style-name="P37">waits: Remains inactive until triggered (e.g., "{npc} waits at {location}").</text:p>
        </text:list-item>
      </text:list>
      <text:p text:style-name="P11">Event Trigger Keywords (For Game Conditions)</text:p>
      <text:p text:style-name="P12">These define when something happens, tied to game state changes:</text:p>
      <text:list xml:id="list1899160370" text:style-name="L25">
        <text:list-item>
          <text:p text:style-name="P38">when_damaged: Triggers on losing HP (e.g., "when_damaged: {enemy_deck} draws 1 card").</text:p>
        </text:list-item>
        <text:list-item>
          <text:p text:style-name="P38">when_healed: Triggers on gaining HP (e.g., "when_healed: {npc} gives {item}").</text:p>
        </text:list-item>
        <text:list-item>
          <text:p text:style-name="P38"><text:soft-page-break/>when_enemy_defeated: Triggers on defeating an enemy (e.g., "when_enemy_defeated: draw 2 cards").</text:p>
        </text:list-item>
        <text:list-item>
          <text:p text:style-name="P38">when_reached: Triggers when a target is arrived at (e.g., "when_reached: {location} reveals {deck}").</text:p>
        </text:list-item>
        <text:list-item>
          <text:p text:style-name="P38">when_card_drawn: Triggers on drawing a card (e.g., "when_card_drawn: {enemy_deck} spawns 1 enemy").</text:p>
        </text:list-item>
        <text:list-item>
          <text:p text:style-name="P38">when_turn_ends: Triggers at turn’s end (e.g., "when_turn_ends: {npc} moves_to {location}").</text:p>
        </text:list-item>
        <text:list-item>
          <text:p text:style-name="P38">when_item_used: Triggers on using an item (e.g., "when_item_used: heal {integer} HP").</text:p>
        </text:list-item>
        <text:list-item>
          <text:p text:style-name="P38">when_quest_starts: Triggers at quest onset (e.g., "when_quest_starts: spawn {enemy_deck}").</text:p>
        </text:list-item>
        <text:list-item>
          <text:p text:style-name="P38">when_quest_ends: Triggers at quest completion (e.g., "when_quest_ends: gain {integer} gold").</text:p>
        </text:list-item>
      </text:list>
      <text:p text:style-name="P11">Potential Bonus Keywords (For Flexibility)</text:p>
      <text:p text:style-name="P12">These could add flavor or mechanics:</text:p>
      <text:list xml:id="list2923127342" text:style-name="L26">
        <text:list-item>
          <text:p text:style-name="P39">spawns: Creates new entities (e.g., "{enemy_deck} spawns 1 card near {location}").</text:p>
        </text:list-item>
        <text:list-item>
          <text:p text:style-name="P39">blocks: Prevents movement or action (e.g., "{enemy_deck} blocks {location}").</text:p>
        </text:list-item>
        <text:list-item>
          <text:p text:style-name="P39">reveals: Exposes hidden info (e.g., "{location} reveals {document}").</text:p>
        </text:list-item>
        <text:list-item>
          <text:p text:style-name="P39">requires: Sets a condition (e.g., "{npc} requires {item} to move_to {location}").</text:p>
        </text:list-item>
      </text:list>
      <text:p text:style-name="P12">How They Fit In</text:p>
      <text:list xml:id="list708210553" text:style-name="L27">
        <text:list-item>
          <text:p text:style-name="P40">Behavior Keywords: Assigned to placeholders like "{npc}" or "{enemy_deck}" in the Placeholder Configuration Section. They tell the game how these entities act on the hex grid.</text:p>
        </text:list-item>
        <text:list-item>
          <text:p text:style-name="P40">Event Trigger Keywords: Used in the Gameplay Variables Section to define dynamic responses. They link to your game’s existing event system (e.g., damage, healing).</text:p>
        </text:list-item>
        <text:list-item>
          <text:p text:style-name="P40">JSON Integration: Stored in the "placeholders" or "variables" sections of the JSON, so your game can parse them (e.g., <text:span text:style-name="T9">"behavior": "moves_to"</text:span>, <text:span text:style-name="T9">"event": "when_damaged"</text:span>).</text:p>
        </text:list-item>
      </text:list>
      <text:p text:style-name="P12">Example in Action</text:p>
      <text:list xml:id="list2464086314" text:style-name="L28">
        <text:list-item>
          <text:p text:style-name="P41">Template: "Help {npc} reach {location} while avoiding {enemy_deck}".</text:p>
        </text:list-item>
        <text:list-item>
          <text:p text:style-name="P41">Config:</text:p>
          <text:list>
            <text:list-item>
              <text:p text:style-name="P41">"{npc}": Type = Card, Specifics = NPC, Behavior = "moves_to {location}", HP = 5.</text:p>
            </text:list-item>
            <text:list-item>
              <text:p text:style-name="P41">"{location}": Type = Card, Specifics = Location.</text:p>
            </text:list-item>
            <text:list-item>
              <text:p text:style-name="P41">"{enemy_deck}": Type = Deck, Specifics = Enemy Deck, Behavior = "patrols".</text:p>
            </text:list-item>
          </text:list>
        </text:list-item>
        <text:list-item>
          <text:p text:style-name="P41">Events: "when_damaged: {enemy_deck} draws 1 card".</text:p>
        </text:list-item>
        <text:list-item>
          <text:p text:style-name="P41">Preview: "Help Villager (HP 5, moves_to Mill) reach Mill while avoiding Thieves Deck (patrols). When damaged, Thieves Deck draws 1 card."</text:p>
        </text:list-item>
      </text:list>
      <text:p text:style-name="P11">Refining the List</text:p>
      <text:p text:style-name="P12">This is a starting point—about 20 keywords to play with. Let’s tweak it:</text:p>
      <text:list xml:id="list3969005986" text:style-name="L29">
        <text:list-item>
          <text:p text:style-name="P42"><text:soft-page-break/>What’s Missing?: Any behaviors (e.g., trading, hiding) or events (e.g., time-based triggers) you see in your game?</text:p>
        </text:list-item>
        <text:list-item>
          <text:p text:style-name="P42">Too Much?: Any feel unnecessary or redundant?</text:p>
        </text:list-item>
        <text:list-item>
          <text:p text:style-name="P42">Specificity: Should some be more detailed (e.g., "attacks_melee" vs. "attacks_ranged")?</text:p>
        </text:list-item>
        <text:list-item>
          <text:p text:style-name="P42">Game Fit: Do these align with your hexgrid mechanics? Any unique actions tied to your card types (e.g., junk, blueprints)?</text:p>
        </text:list-item>
      </text:list>
      <text:p text:style-name="P11">What do you think—any you’d add, cut, or adjust? Let’s keep the brainstorm rolling!</text:p>
      <text:p text:style-name="Standard"><text:line-break/><text:span text:style-name="T1">Let’s keep the brainstorming flowing and expand the keyword list with more possibilities! I’ll build on what we’ve got, adding new behavior and event trigger keywords that could enrich your hexgrid RPG’s quests. I’ll aim for variety—covering movement, interactions, conditions, and mechanics—while keeping them flexible for your game’s existing framework. Here’s the next batch:</text:span></text:p>
      <text:p text:style-name="P5">Additional Behavior Keywords</text:p>
      <text:p text:style-name="P6">These extend how NPCs, enemies, decks, or objects act on the grid or interact with the player:</text:p>
      <text:list xml:id="list3476895947" text:style-name="L30">
        <text:list-item>
          <text:p text:style-name="P43">hides: Conceals itself or something else (e.g., "{npc} hides at {location}").</text:p>
        </text:list-item>
        <text:list-item>
          <text:p text:style-name="P43">trades: Exchanges items or cards (e.g., "{npc} trades {item} for {resource}").</text:p>
        </text:list-item>
        <text:list-item>
          <text:p text:style-name="P43">builds: Constructs something (e.g., "{npc} builds {tool} from {junk_deck}").</text:p>
        </text:list-item>
        <text:list-item>
          <text:p text:style-name="P43">destroys: Removes or damages a target (e.g., "{enemy_deck} destroys {location}").</text:p>
        </text:list-item>
        <text:list-item>
          <text:p text:style-name="P43">steals: Takes without giving back (e.g., "{enemy_deck} steals {item} from player").</text:p>
        </text:list-item>
        <text:list-item>
          <text:p text:style-name="P43">summons: Brings in reinforcements (e.g., "{npc} summons {deck} to {location}").</text:p>
        </text:list-item>
        <text:list-item>
          <text:p text:style-name="P43">escorts: Moves with another entity (e.g., "{npc} escorts player to {location}").</text:p>
        </text:list-item>
        <text:list-item>
          <text:p text:style-name="P43">chases: Pursues aggressively (e.g., "{enemy_deck} chases {npc}").</text:p>
        </text:list-item>
        <text:list-item>
          <text:p text:style-name="P43">repairs: Fixes something (e.g., "{npc} repairs {tool} from {junk_deck}").</text:p>
        </text:list-item>
        <text:list-item>
          <text:p text:style-name="P43">explores: Investigates the grid (e.g., "{npc} explores near {location}").</text:p>
        </text:list-item>
        <text:list-item>
          <text:p text:style-name="P43">guards: Protects while mobile (e.g., "{enemy_deck} guards {location} path").</text:p>
        </text:list-item>
        <text:list-item>
          <text:p text:style-name="P43">retreats: Falls back from conflict (e.g., "{npc} retreats from {enemy_deck}").</text:p>
        </text:list-item>
      </text:list>
      <text:p text:style-name="P11">Additional Event Trigger Keywords</text:p>
      <text:p text:style-name="P12">These broaden the conditions that can spark game events:</text:p>
      <text:list xml:id="list4118489099" text:style-name="L31">
        <text:list-item>
          <text:p text:style-name="P44">when_discovered: Triggers on finding something (e.g., "when_discovered: {location} spawns {deck}").</text:p>
        </text:list-item>
        <text:list-item>
          <text:p text:style-name="P44">when_destroyed: Triggers on something breaking (e.g., "when_destroyed: {location} drops {item}").</text:p>
        </text:list-item>
        <text:list-item>
          <text:p text:style-name="P44">when_traded: Triggers on a trade (e.g., "when_traded: {npc} moves_to {location}").</text:p>
        </text:list-item>
        <text:list-item>
          <text:p text:style-name="P44">when_crafted: Triggers on crafting (e.g., "when_crafted: {tool} heals {integer} HP").</text:p>
        </text:list-item>
        <text:list-item>
          <text:p text:style-name="P44">when_entered: Triggers on entering a hex (e.g., "when_entered: {location} reveals {document}").</text:p>
        </text:list-item>
        <text:list-item>
          <text:p text:style-name="P44">when_exited: Triggers on leaving a hex (e.g., "when_exited: {location} spawns {enemy_deck}").</text:p>
        </text:list-item>
        <text:list-item>
          <text:p text:style-name="P44">when_timer_ends: Triggers after a set time (e.g., "when_timer_ends: {enemy_deck} <text:soft-page-break/>attacks").</text:p>
        </text:list-item>
        <text:list-item>
          <text:p text:style-name="P44">when_resource_spent: Triggers on using resources (e.g., "when_resource_spent: draw {integer} cards").</text:p>
        </text:list-item>
        <text:list-item>
          <text:p text:style-name="P44">when_ally_defeated: Triggers on losing a friendly entity (e.g., "when_ally_defeated: {enemy_deck} grows").</text:p>
        </text:list-item>
        <text:list-item>
          <text:p text:style-name="P44">when_hex_blocked: Triggers on a path being obstructed (e.g., "when_hex_blocked: {npc} retreats").</text:p>
        </text:list-item>
        <text:list-item>
          <text:p text:style-name="P44">when_deck_depleted: Triggers on emptying a deck (e.g., "when_deck_depleted: end quest").</text:p>
        </text:list-item>
      </text:list>
      <text:p text:style-name="P11">More Bonus Keywords</text:p>
      <text:p text:style-name="P11">These add extra flavor or utility: 5. teleports: Instantly moves (e.g., "{npc} teleports to {location}"). 6. marks: Tags a target for later (e.g., "{npc} marks {enemy_deck} for attack"). 7. upgrades: Improves something (e.g., "{tool} upgrades to {weapon}"). 8. disables: Stops an action (e.g., "{enemy_deck} disables {location} access"). 9. activates: Turns something on (e.g., "{document} activates {location} event"). 10. scatters: Spreads out (e.g., "{enemy_deck} scatters across grid").</text:p>
      <text:p text:style-name="P11">Updated Full List (So Far)</text:p>
      <text:p text:style-name="P12">Behavior Keywords</text:p>
      <text:list xml:id="list1879428139" text:style-name="L32">
        <text:list-item>
          <text:p text:style-name="P45">moves_to </text:p>
        </text:list-item>
        <text:list-item>
          <text:p text:style-name="P45">runs_away_from </text:p>
        </text:list-item>
        <text:list-item>
          <text:p text:style-name="P45">patrols </text:p>
        </text:list-item>
        <text:list-item>
          <text:p text:style-name="P45">wanders_randomly </text:p>
        </text:list-item>
        <text:list-item>
          <text:p text:style-name="P45">defends </text:p>
        </text:list-item>
        <text:list-item>
          <text:p text:style-name="P45">attacks </text:p>
        </text:list-item>
        <text:list-item>
          <text:p text:style-name="P45">follows </text:p>
        </text:list-item>
        <text:list-item>
          <text:p text:style-name="P45">gives </text:p>
        </text:list-item>
        <text:list-item>
          <text:p text:style-name="P45">takes </text:p>
        </text:list-item>
        <text:list-item>
          <text:p text:style-name="P45">searches </text:p>
        </text:list-item>
        <text:list-item>
          <text:p text:style-name="P45">waits </text:p>
        </text:list-item>
        <text:list-item>
          <text:p text:style-name="P45">hides </text:p>
        </text:list-item>
        <text:list-item>
          <text:p text:style-name="P45">trades </text:p>
        </text:list-item>
        <text:list-item>
          <text:p text:style-name="P45">builds </text:p>
        </text:list-item>
        <text:list-item>
          <text:p text:style-name="P45">destroys </text:p>
        </text:list-item>
        <text:list-item>
          <text:p text:style-name="P45">steals </text:p>
        </text:list-item>
        <text:list-item>
          <text:p text:style-name="P45">summons </text:p>
        </text:list-item>
        <text:list-item>
          <text:p text:style-name="P45">escorts </text:p>
        </text:list-item>
        <text:list-item>
          <text:p text:style-name="P45">chases </text:p>
        </text:list-item>
        <text:list-item>
          <text:p text:style-name="P45">repairs </text:p>
        </text:list-item>
        <text:list-item>
          <text:p text:style-name="P45">explores </text:p>
        </text:list-item>
        <text:list-item>
          <text:p text:style-name="P45">guards </text:p>
        </text:list-item>
        <text:list-item>
          <text:p text:style-name="P45">retreats </text:p>
        </text:list-item>
        <text:list-item>
          <text:p text:style-name="P45">teleports </text:p>
        </text:list-item>
        <text:list-item>
          <text:p text:style-name="P45"><text:soft-page-break/>marks </text:p>
        </text:list-item>
        <text:list-item>
          <text:p text:style-name="P45">upgrades </text:p>
        </text:list-item>
        <text:list-item>
          <text:p text:style-name="P45">disables </text:p>
        </text:list-item>
        <text:list-item>
          <text:p text:style-name="P45">activates </text:p>
        </text:list-item>
        <text:list-item>
          <text:p text:style-name="P45">scatters</text:p>
        </text:list-item>
      </text:list>
      <text:p text:style-name="P12">Event Trigger Keywords</text:p>
      <text:list xml:id="list505112928" text:style-name="L33">
        <text:list-item>
          <text:p text:style-name="P46">when_damaged </text:p>
        </text:list-item>
        <text:list-item>
          <text:p text:style-name="P46">when_healed </text:p>
        </text:list-item>
        <text:list-item>
          <text:p text:style-name="P46">when_enemy_defeated </text:p>
        </text:list-item>
        <text:list-item>
          <text:p text:style-name="P46">when_reached </text:p>
        </text:list-item>
        <text:list-item>
          <text:p text:style-name="P46">when_card_drawn </text:p>
        </text:list-item>
        <text:list-item>
          <text:p text:style-name="P46">when_turn_ends </text:p>
        </text:list-item>
        <text:list-item>
          <text:p text:style-name="P46">when_item_used </text:p>
        </text:list-item>
        <text:list-item>
          <text:p text:style-name="P46">when_quest_starts </text:p>
        </text:list-item>
        <text:list-item>
          <text:p text:style-name="P46">when_quest_ends </text:p>
        </text:list-item>
        <text:list-item>
          <text:p text:style-name="P46">when_discovered </text:p>
        </text:list-item>
        <text:list-item>
          <text:p text:style-name="P46">when_destroyed </text:p>
        </text:list-item>
        <text:list-item>
          <text:p text:style-name="P46">when_traded </text:p>
        </text:list-item>
        <text:list-item>
          <text:p text:style-name="P46">when_crafted </text:p>
        </text:list-item>
        <text:list-item>
          <text:p text:style-name="P46">when_entered </text:p>
        </text:list-item>
        <text:list-item>
          <text:p text:style-name="P46">when_exited </text:p>
        </text:list-item>
        <text:list-item>
          <text:p text:style-name="P46">when_timer_ends </text:p>
        </text:list-item>
        <text:list-item>
          <text:p text:style-name="P46">when_resource_spent </text:p>
        </text:list-item>
        <text:list-item>
          <text:p text:style-name="P46">when_ally_defeated </text:p>
        </text:list-item>
        <text:list-item>
          <text:p text:style-name="P46">when_hex_blocked </text:p>
        </text:list-item>
        <text:list-item>
          <text:p text:style-name="P46">when_deck_depleted</text:p>
        </text:list-item>
      </text:list>
      <text:p text:style-name="P12">Bonus Keywords</text:p>
      <text:list xml:id="list2373401968" text:style-name="L34">
        <text:list-item>
          <text:p text:style-name="P47">spawns </text:p>
        </text:list-item>
        <text:list-item>
          <text:p text:style-name="P47">blocks </text:p>
        </text:list-item>
        <text:list-item>
          <text:p text:style-name="P47">reveals </text:p>
        </text:list-item>
        <text:list-item>
          <text:p text:style-name="P47">requires </text:p>
        </text:list-item>
        <text:list-item>
          <text:p text:style-name="P47">teleports (moved here as optional) </text:p>
        </text:list-item>
        <text:list-item>
          <text:p text:style-name="P47">marks (moved here as optional) </text:p>
        </text:list-item>
        <text:list-item>
          <text:p text:style-name="P47">upgrades (moved here as optional) </text:p>
        </text:list-item>
        <text:list-item>
          <text:p text:style-name="P47">disables (moved here as optional) </text:p>
        </text:list-item>
        <text:list-item>
          <text:p text:style-name="P47">activates (moved here as optional) </text:p>
        </text:list-item>
        <text:list-item>
          <text:p text:style-name="P47">scatters (moved here as optional)</text:p>
        </text:list-item>
      </text:list>
      <text:p text:style-name="P12">Reflections and Next Steps</text:p>
      <text:list xml:id="list1788113267" text:style-name="L35">
        <text:list-item>
          <text:p text:style-name="P48">Variety: We’ve got 29 behavior keywords and 20 event triggers—nearly 50 total. They cover movement, combat, interaction, crafting, and hex-based events, which should <text:soft-page-break/>suit a hexgrid RPG.</text:p>
        </text:list-item>
        <text:list-item>
          <text:p text:style-name="P48">Overlap: Some might overlap (e.g., "guards" vs. "defends", "when_damaged" vs. "when_ally_defeated"). We can trim later if needed.</text:p>
        </text:list-item>
        <text:list-item>
          <text:p text:style-name="P48">Game Fit: These assume a game with combat, crafting, and exploration. If your game leans more one way (e.g., puzzle-solving), we can shift focus.</text:p>
        </text:list-item>
      </text:list>
      <text:p text:style-name="P11">What do you think? Any spark inspiration? Want to add more (e.g., weather-based events, faction interactions)? Or focus on a subset for the app’s first version? Let’s keep the ideas coming!</text:p>
      <text:p text:style-name="Standard"><text:line-break/><text:span text:style-name="T1">Let’s brainstorm a bunch of quest ideas for your hexgrid turn-based RPG! Having multiple examples will definitely spark new directions for keywords, mechanics, and how the Quest Card Maker app can support them. I’ll create a diverse set of quests, incorporating the placeholder system (cards, decks, integers, keywords) and tying them to your game’s hexgrid and card-based nature. Each will include a template, a sample instantiation, and some notes on mechanics or keywords it might use. Here we go!</text:span></text:p>
      <text:p text:style-name="Horizontal_20_Line"/>
      <text:p text:style-name="P12">Quest Idea 1: The Lost Caravan</text:p>
      <text:list xml:id="list11795792" text:style-name="L36">
        <text:list-item>
          <text:p text:style-name="P49">Template: "Escort {npc} and their {resource_deck} from {location_start} to {location_end} while avoiding {enemy_deck}."</text:p>
        </text:list-item>
        <text:list-item>
          <text:p text:style-name="P49">Sample: "Escort Trader Jessa and their Supply Deck from Ruined Camp to Market Town while avoiding Bandit Deck."</text:p>
        </text:list-item>
        <text:list-item>
          <text:p text:style-name="P49">Notes: </text:p>
          <text:list>
            <text:list-item>
              <text:p text:style-name="P49">{npc} uses "escorts" (follows player).</text:p>
            </text:list-item>
            <text:list-item>
              <text:p text:style-name="P49">{resource_deck} contains items like "Food Crate" or "Spare Wheel" that could be stolen or used.</text:p>
            </text:list-item>
            <text:list-item>
              <text:p text:style-name="P49">{enemy_deck} "steals" from {resource_deck} with "when_card_drawn: take 1 card."</text:p>
            </text:list-item>
            <text:list-item>
              <text:p text:style-name="P49">Ends when {npc} "reaches" {location_end}.</text:p>
            </text:list-item>
            <text:list-item>
              <text:p text:style-name="P49">Reward: "Draw {integer} cards from {resource_deck}."</text:p>
            </text:list-item>
          </text:list>
        </text:list-item>
      </text:list>
      <text:p text:style-name="Horizontal_20_Line"/>
      <text:p text:style-name="P12">Quest Idea 2: The Hidden Vault</text:p>
      <text:list xml:id="list923909707" text:style-name="L37">
        <text:list-item>
          <text:p text:style-name="P50">Template: "Craft {blueprint} using {junk_deck} to enter {location} and retrieve {item} before {enemy_deck} destroys it."</text:p>
        </text:list-item>
        <text:list-item>
          <text:p text:style-name="P50">Sample: "Craft Blueprint: Skeleton Key using Scrap Heap Deck to enter The Vault and retrieve Ancient Relic before Thieves Deck destroys it."</text:p>
        </text:list-item>
        <text:list-item>
          <text:p text:style-name="P50">Notes: </text:p>
          <text:list>
            <text:list-item>
              <text:p text:style-name="P50">{blueprint} starts as a document card, becomes a tool in state 2.</text:p>
            </text:list-item>
            <text:list-item>
              <text:p text:style-name="P50">{junk_deck} provides crafting materials (e.g., "Rusty Wire").</text:p>
            </text:list-item>
            <text:list-item>
              <text:p text:style-name="P50">{enemy_deck} "destroys" {item} if a timer (e.g., "when_timer_ends") triggers.</text:p>
            </text:list-item>
            <text:list-item>
              <text:p text:style-name="P50">"when_crafted: {location} activates" to unlock entry.</text:p>
            </text:list-item>
            <text:list-item>
              <text:p text:style-name="P50">Reward: Keep {item} (e.g., a weapon card).</text:p>
            </text:list-item>
          </text:list>
        </text:list-item>
      </text:list>
      <text:p text:style-name="Horizontal_20_Line"><text:soft-page-break/></text:p>
      <text:p text:style-name="P12">Quest Idea 3: The Wandering Scholar</text:p>
      <text:list xml:id="list441588897" text:style-name="L38">
        <text:list-item>
          <text:p text:style-name="P51">Template: "Find {npc} who {behavior} across {location} and deliver {document} while avoiding {enemy_deck}."</text:p>
        </text:list-item>
        <text:list-item>
          <text:p text:style-name="P51">Sample: "Find Scholar Ren who wanders_randomly across Forest and deliver Lost Tome while avoiding Wolf Pack Deck."</text:p>
        </text:list-item>
        <text:list-item>
          <text:p text:style-name="P51">Notes: </text:p>
          <text:list>
            <text:list-item>
              <text:p text:style-name="P51">{npc} uses "wanders_randomly" on the hex grid.</text:p>
            </text:list-item>
            <text:list-item>
              <text:p text:style-name="P51">{document} could trigger "when_traded: {npc} gives {item}."</text:p>
            </text:list-item>
            <text:list-item>
              <text:p text:style-name="P51">{enemy_deck} "chases" {npc} or player.</text:p>
            </text:list-item>
            <text:list-item>
              <text:p text:style-name="P51">Ends when {document} is given to {npc}.</text:p>
            </text:list-item>
            <text:list-item>
              <text:p text:style-name="P51">Reward: "{integer} knowledge points" or a new {document}.</text:p>
            </text:list-item>
          </text:list>
        </text:list-item>
      </text:list>
      <text:p text:style-name="Horizontal_20_Line"/>
      <text:p text:style-name="P12">Quest Idea 4: The Siege Breaker</text:p>
      <text:list xml:id="list1107546060" text:style-name="L39">
        <text:list-item>
          <text:p text:style-name="P52">Template: "Help {npc} defend {location} from {enemy_deck} for {integer} turns, then escort them to {location_safe}."</text:p>
        </text:list-item>
        <text:list-item>
          <text:p text:style-name="P52">Sample: "Help Captain Tor defend Outpost from Raider Deck for 5 turns, then escort them to Safe Haven."</text:p>
        </text:list-item>
        <text:list-item>
          <text:p text:style-name="P52">Notes: </text:p>
          <text:list>
            <text:list-item>
              <text:p text:style-name="P52">{npc} "defends" {location} with HP tracked.</text:p>
            </text:list-item>
            <text:list-item>
              <text:p text:style-name="P52">{enemy_deck} "attacks" each turn, drawing cards.</text:p>
            </text:list-item>
            <text:list-item>
              <text:p text:style-name="P52">"when_damaged: {npc} loses {integer} HP."</text:p>
            </text:list-item>
            <text:list-item>
              <text:p text:style-name="P52">After {integer} turns, {npc} "follows" player to {location_safe}.</text:p>
            </text:list-item>
            <text:list-item>
              <text:p text:style-name="P52">Reward: "Upgrade 1 {junk_deck} card to {tool}."</text:p>
            </text:list-item>
          </text:list>
        </text:list-item>
      </text:list>
      <text:p text:style-name="Horizontal_20_Line"/>
      <text:p text:style-name="P12">Quest Idea 5: The Scavenger’s Hoard</text:p>
      <text:list xml:id="list488539671" text:style-name="L40">
        <text:list-item>
          <text:p text:style-name="P53">Template: "Gather {integer} {resource} from {location} using {mixed_deck} before {enemy_deck} takes it."</text:p>
        </text:list-item>
        <text:list-item>
          <text:p text:style-name="P53">Sample: "Gather 3 Herbs from Old Mill using Scavenger’s Trove Deck before Goblin Deck takes it."</text:p>
        </text:list-item>
        <text:list-item>
          <text:p text:style-name="P53">Notes: </text:p>
          <text:list>
            <text:list-item>
              <text:p text:style-name="P53">{mixed_deck} includes junk, tools, and NPCs (e.g., "Herbalist" who "searches").</text:p>
            </text:list-item>
            <text:list-item>
              <text:p text:style-name="P53">{enemy_deck} "steals" {resource} with "when_turn_ends: remove 1 {resource}."</text:p>
            </text:list-item>
            <text:list-item>
              <text:p text:style-name="P53">Ends when {integer} resources are collected.</text:p>
            </text:list-item>
            <text:list-item>
              <text:p text:style-name="P53">Reward: "Keep {mixed_deck} cards drawn."</text:p>
            </text:list-item>
          </text:list>
        </text:list-item>
      </text:list>
      <text:p text:style-name="Horizontal_20_Line"/>
      <text:p text:style-name="P12">Quest Idea 6: The Haunted Ruins</text:p>
      <text:list xml:id="list3827814863" text:style-name="L41">
        <text:list-item>
          <text:p text:style-name="P54"><text:soft-page-break/>Template: "Explore {location} with {mixed_deck} to reveal {document} while surviving {enemy_deck}."</text:p>
        </text:list-item>
        <text:list-item>
          <text:p text:style-name="P54">Sample: "Explore Crypt with Explorer’s Kit Deck to reveal Ghost’s Will while surviving Spirit Deck."</text:p>
        </text:list-item>
        <text:list-item>
          <text:p text:style-name="P54">Notes: </text:p>
          <text:list>
            <text:list-item>
              <text:p text:style-name="P54">{mixed_deck} has tools (e.g., "Lantern") and NPCs (e.g., "Guide" who "explores").</text:p>
            </text:list-item>
            <text:list-item>
              <text:p text:style-name="P54">{enemy_deck} "spawns" cards with "when_entered: draw 1 card."</text:p>
            </text:list-item>
            <text:list-item>
              <text:p text:style-name="P54">"when_discovered: {document} activates" to end the quest.</text:p>
            </text:list-item>
            <text:list-item>
              <text:p text:style-name="P54">Reward: "{document} becomes a permanent card."</text:p>
            </text:list-item>
          </text:list>
        </text:list-item>
      </text:list>
      <text:p text:style-name="Horizontal_20_Line"/>
      <text:p text:style-name="P12">Quest Idea 7: The Ambushed Courier</text:p>
      <text:list xml:id="list1179558914" text:style-name="L42">
        <text:list-item>
          <text:p text:style-name="P55">Template: "Rescue {npc} from {enemy_deck} at {location} and deliver {item} to {location_end}."</text:p>
        </text:list-item>
        <text:list-item>
          <text:p text:style-name="P55">Sample: "Rescue Courier Lin from Brigand Deck at Crossroads and deliver Message Scroll to City Gate."</text:p>
        </text:list-item>
        <text:list-item>
          <text:p text:style-name="P55">Notes: </text:p>
          <text:list>
            <text:list-item>
              <text:p text:style-name="P55">{npc} "waits" until {enemy_deck} is defeated.</text:p>
            </text:list-item>
            <text:list-item>
              <text:p text:style-name="P55">{enemy_deck} "guards" {location}.</text:p>
            </text:list-item>
            <text:list-item>
              <text:p text:style-name="P55">"when_enemy_defeated: {npc} follows player."</text:p>
            </text:list-item>
            <text:list-item>
              <text:p text:style-name="P55">Ends when {item} reaches {location_end}.</text:p>
            </text:list-item>
            <text:list-item>
              <text:p text:style-name="P55">Reward: "{integer} gold."</text:p>
            </text:list-item>
          </text:list>
        </text:list-item>
      </text:list>
      <text:p text:style-name="Horizontal_20_Line"/>
      <text:p text:style-name="P12">Quest Idea 8: The Tinker’s Challenge</text:p>
      <text:list xml:id="list2451518956" text:style-name="L43">
        <text:list-item>
          <text:p text:style-name="P56">Template: "Build {tool} with {npc} using {junk_deck} at {location} before {event} triggers."</text:p>
        </text:list-item>
        <text:list-item>
          <text:p text:style-name="P56">Sample: "Build Grappling Hook with Tinker Mia using Scrap Pile Deck at Workshop before when_timer_ends triggers."</text:p>
        </text:list-item>
        <text:list-item>
          <text:p text:style-name="P56">Notes: </text:p>
          <text:list>
            <text:list-item>
              <text:p text:style-name="P56">{npc} "builds" {tool} if requirements are met.</text:p>
            </text:list-item>
            <text:list-item>
              <text:p text:style-name="P56">{junk_deck} provides parts (e.g., "Rope," "Hook").</text:p>
            </text:list-item>
            <text:list-item>
              <text:p text:style-name="P56">"when_crafted: {tool} activates."</text:p>
            </text:list-item>
            <text:list-item>
              <text:p text:style-name="P56">"when_timer_ends: {location} blocks access" if incomplete.</text:p>
            </text:list-item>
            <text:list-item>
              <text:p text:style-name="P56">Reward: Keep {tool}.</text:p>
            </text:list-item>
          </text:list>
        </text:list-item>
      </text:list>
      <text:p text:style-name="Horizontal_20_Line"/>
      <text:p text:style-name="P12">Quest Idea 9: The Fleeing Refugee</text:p>
      <text:list xml:id="list659746009" text:style-name="L44">
        <text:list-item>
          <text:p text:style-name="P57">Template: "Help {npc} escape {location_start} from {enemy_deck} to {location_safe} within {integer} turns."</text:p>
        </text:list-item>
        <text:list-item>
          <text:p text:style-name="P57">Sample: "Help Refugee Kael escape Burning Village from Soldier Deck to Riverbank <text:soft-page-break/>within 4 turns."</text:p>
        </text:list-item>
        <text:list-item>
          <text:p text:style-name="P57">Notes: </text:p>
          <text:list>
            <text:list-item>
              <text:p text:style-name="P57">{npc} "runs_away_from" {enemy_deck}.</text:p>
            </text:list-item>
            <text:list-item>
              <text:p text:style-name="P57">{enemy_deck} "chases" {npc}.</text:p>
            </text:list-item>
            <text:list-item>
              <text:p text:style-name="P57">"when_turn_ends: {enemy_deck} moves_to {npc}."</text:p>
            </text:list-item>
            <text:list-item>
              <text:p text:style-name="P57">Ends when {npc} reaches {location_safe}.</text:p>
            </text:list-item>
            <text:list-item>
              <text:p text:style-name="P57">Reward: "{npc} gives {resource}."</text:p>
            </text:list-item>
          </text:list>
        </text:list-item>
      </text:list>
      <text:p text:style-name="Horizontal_20_Line"/>
      <text:p text:style-name="P12">Quest Idea 10: The Ritual Disruption</text:p>
      <text:list xml:id="list3524380066" text:style-name="L45">
        <text:list-item>
          <text:p text:style-name="P58">Template: "Stop {enemy_deck} from completing {document} at {location} by defeating {integer} cards."</text:p>
        </text:list-item>
        <text:list-item>
          <text:p text:style-name="P58">Sample: "Stop Cultist Deck from completing Ritual Scroll at Altar by defeating 3 cards."</text:p>
        </text:list-item>
        <text:list-item>
          <text:p text:style-name="P58">Notes: </text:p>
          <text:list>
            <text:list-item>
              <text:p text:style-name="P58">{enemy_deck} "activates" {document} over time.</text:p>
            </text:list-item>
            <text:list-item>
              <text:p text:style-name="P58">"when_card_drawn: {document} progresses 1 step."</text:p>
            </text:list-item>
            <text:list-item>
              <text:p text:style-name="P58">Ends when {integer} cards are defeated or {document} completes.</text:p>
            </text:list-item>
            <text:list-item>
              <text:p text:style-name="P58">Reward: "Draw {integer} cards if successful."</text:p>
            </text:list-item>
          </text:list>
        </text:list-item>
      </text:list>
      <text:p text:style-name="Horizontal_20_Line"/>
      <text:p text:style-name="P12">Observations and Directions</text:p>
      <text:list xml:id="list3885793370" text:style-name="L46">
        <text:list-item>
          <text:p text:style-name="P59">Variety: These quests cover escorting, crafting, gathering, defending, exploring, rescuing, and disrupting—hitting different playstyles.</text:p>
        </text:list-item>
        <text:list-item>
          <text:p text:style-name="P59">Keywords in Use: "moves_to," "defends," "steals," "when_crafted," "when_enemy_defeated," etc., show up naturally. New ones like "progresses" (for rituals) might emerge.</text:p>
        </text:list-item>
        <text:list-item>
          <text:p text:style-name="P59">Mechanics: Hex movement, card drawing, crafting, and timers are recurring themes, suggesting the app needs robust support for these.</text:p>
        </text:list-item>
        <text:list-item>
          <text:p text:style-name="P59">Placeholders: {npc}, {location}, {enemy_deck}, {mixed_deck}, {integer}, and {document} are common, with behaviors and events adding flavor.</text:p>
        </text:list-item>
      </text:list>
      <text:p text:style-name="P11">Next Steps</text:p>
      <text:p text:style-name="P11">Which of these resonate with your game? Want to tweak any (e.g., add weather, factions)? Or pick a few to expand with more details—like hex rules or specific card interactions? Let’s keep the brainstorming going—where do you want to take it next?</text:p>
      <text:p text:style-name="Standard"><text:line-break/><text:span text:style-name="T1">Expanding Existing Quests</text:span></text:p>
      <text:p text:style-name="P6">Quest 1: The Lost Caravan</text:p>
      <text:list xml:id="list969005193" text:style-name="L47">
        <text:list-item>
          <text:p text:style-name="P60">Expanded Template: "Escort {npc} and their {resource_deck} from {location_start} to {location_end} while avoiding {enemy_deck} and {hazard}."</text:p>
        </text:list-item>
        <text:list-item>
          <text:p text:style-name="P60">Sample: "Escort Trader Jessa and their Supply Deck from Ruined Camp to Market Town while avoiding Bandit Deck and Flooded Path."</text:p>
        </text:list-item>
        <text:list-item>
          <text:p text:style-name="P60"><text:soft-page-break/>Mechanics: </text:p>
          <text:list>
            <text:list-item>
              <text:p text:style-name="P60">{hazard} is a new placeholder (e.g., "Flooded Path" blocks hexes, requiring a {tool} like "Raft" from {resource_deck}).</text:p>
            </text:list-item>
            <text:list-item>
              <text:p text:style-name="P60">{enemy_deck} "ambushes" if player lingers: "when_turn_ends: draw 1 card near {npc}."</text:p>
            </text:list-item>
            <text:list-item>
              <text:p text:style-name="P60">{resource_deck} could degrade: "when_damaged: discard 1 card."</text:p>
            </text:list-item>
          </text:list>
        </text:list-item>
        <text:list-item>
          <text:p text:style-name="P60">Questions: </text:p>
          <text:list>
            <text:list-item>
              <text:p text:style-name="P60">Could {hazard} be a deck with events (e.g., "Rain Swells" increases blocked hexes)?</text:p>
            </text:list-item>
            <text:list-item>
              <text:p text:style-name="P60">Should {npc} have a morale stat that drops if {resource_deck} is depleted?</text:p>
            </text:list-item>
          </text:list>
        </text:list-item>
      </text:list>
      <text:p text:style-name="P12">Quest 4: The Siege Breaker</text:p>
      <text:list xml:id="list3790120212" text:style-name="L48">
        <text:list-item>
          <text:p text:style-name="P61">Expanded Template: "Help {npc} defend {location} from {enemy_deck} and {rival_deck} for {integer} turns, then escort them to {location_safe} with {condition}."</text:p>
        </text:list-item>
        <text:list-item>
          <text:p text:style-name="P61">Sample: "Help Captain Tor defend Outpost from Raider Deck and Mercenary Deck for 5 turns, then escort them to Safe Haven with at least 1 ally alive."</text:p>
        </text:list-item>
        <text:list-item>
          <text:p text:style-name="P61">Mechanics: </text:p>
          <text:list>
            <text:list-item>
              <text:p text:style-name="P61">{rival_deck} adds a second threat (e.g., "Mercenary Deck" "patrols" differently than "Raider Deck" "attacks").</text:p>
            </text:list-item>
            <text:list-item>
              <text:p text:style-name="P61">{condition} introduces a success threshold (e.g., "1 ally alive" or "hold {integer} hexes").</text:p>
            </text:list-item>
            <text:list-item>
              <text:p text:style-name="P61">"when_hex_blocked: {npc} repairs defenses."</text:p>
            </text:list-item>
          </text:list>
        </text:list-item>
        <text:list-item>
          <text:p text:style-name="P61">Questions: </text:p>
          <text:list>
            <text:list-item>
              <text:p text:style-name="P61">Could players choose between allying with {rival_deck} or fighting both?</text:p>
            </text:list-item>
            <text:list-item>
              <text:p text:style-name="P61">Should defending grant temporary {tool} cards (e.g., "Barricade")?</text:p>
            </text:list-item>
          </text:list>
        </text:list-item>
      </text:list>
      <text:p text:style-name="P12">Quest 6: The Haunted Ruins</text:p>
      <text:list xml:id="list2678555755" text:style-name="L49">
        <text:list-item>
          <text:p text:style-name="P62">Expanded Template: "Explore {location} with {mixed_deck} to reveal {document} while surviving {enemy_deck} and {environment} until {event}."</text:p>
        </text:list-item>
        <text:list-item>
          <text:p text:style-name="P62">Sample: "Explore Crypt with Explorer’s Kit Deck to reveal Ghost’s Will while surviving Spirit Deck and Creeping Mist until when_timer_ends."</text:p>
        </text:list-item>
        <text:list-item>
          <text:p text:style-name="P62">Mechanics: </text:p>
          <text:list>
            <text:list-item>
              <text:p text:style-name="P62">{environment} (e.g., "Creeping Mist") shifts hex visibility: "when_turn_ends: obscure {integer} hexes."</text:p>
            </text:list-item>
            <text:list-item>
              <text:p text:style-name="P62">{mixed_deck} includes "Lantern" (counters mist) and "Guide" ("reveals" hexes).</text:p>
            </text:list-item>
            <text:list-item>
              <text:p text:style-name="P62">{event} ends it (e.g., "when_timer_ends: {document} activates or {enemy_deck} overwhelms").</text:p>
            </text:list-item>
          </text:list>
        </text:list-item>
        <text:list-item>
          <text:p text:style-name="P62">Questions: </text:p>
          <text:list>
            <text:list-item>
              <text:p text:style-name="P62">Could {environment} spawn its own {deck} (e.g., "Mistborn Creatures")?</text:p>
            </text:list-item>
            <text:list-item>
              <text:p text:style-name="P62">Should {document} unlock a new quest if revealed early?</text:p>
            </text:list-item>
          </text:list>
        </text:list-item>
      </text:list>
      <text:p text:style-name="Horizontal_20_Line"/>
      <text:p text:style-name="P11">New Quest Ideas</text:p>
      <text:p text:style-name="P12"><text:soft-page-break/>Quest 11: The Betrayer’s Gambit</text:p>
      <text:list xml:id="list441984367" text:style-name="L50">
        <text:list-item>
          <text:p text:style-name="P63">Template: "Assist {npc} in {location} to defeat {enemy_deck}, but {npc} {betrayal} if {condition} is met."</text:p>
        </text:list-item>
        <text:list-item>
          <text:p text:style-name="P63">Sample: "Assist Spy Vara in Outpost to defeat Rebel Deck, but Spy Vara betrays if Rebel Deck is depleted."</text:p>
        </text:list-item>
        <text:list-item>
          <text:p text:style-name="P63">Mechanics: </text:p>
          <text:list>
            <text:list-item>
              <text:p text:style-name="P63">{npc} "fights" alongside player initially ("attacks" {enemy_deck}).</text:p>
            </text:list-item>
            <text:list-item>
              <text:p text:style-name="P63">{betrayal} keyword: "betrays" switches {npc} to enemy side ("summons" {rival_deck}).</text:p>
            </text:list-item>
            <text:list-item>
              <text:p text:style-name="P63">{condition}: "when_deck_depleted: {npc} betrays."</text:p>
            </text:list-item>
          </text:list>
        </text:list-item>
        <text:list-item>
          <text:p text:style-name="P63">Questions: </text:p>
          <text:list>
            <text:list-item>
              <text:p text:style-name="P63">Could players detect betrayal early with a {document} (e.g., "Coded Letter")?</text:p>
            </text:list-item>
            <text:list-item>
              <text:p text:style-name="P63">Should betrayal change the reward (e.g., lose {integer} cards but gain {deck})?</text:p>
            </text:list-item>
          </text:list>
        </text:list-item>
      </text:list>
      <text:p text:style-name="P12">Quest 12: The Storm Chaser</text:p>
      <text:list xml:id="list1202677085" text:style-name="L51">
        <text:list-item>
          <text:p text:style-name="P64">Template: "Reach {location} with {mixed_deck} to secure {resource} before {environment} destroys it, aided by {npc}."</text:p>
        </text:list-item>
        <text:list-item>
          <text:p text:style-name="P64">Sample: "Reach Cliffside with Survivor’s Pack Deck to secure Ore Vein before Stormfront destroys it, aided by Weather Sage."</text:p>
        </text:list-item>
        <text:list-item>
          <text:p text:style-name="P64">Mechanics: </text:p>
          <text:list>
            <text:list-item>
              <text:p text:style-name="P64">{environment} "progresses": "when_turn_ends: {environment} moves {integer} hexes, destroys {resource} if reached."</text:p>
            </text:list-item>
            <text:list-item>
              <text:p text:style-name="P64">{npc} "predicts": "when_card_drawn: reveal {environment} path."</text:p>
            </text:list-item>
            <text:list-item>
              <text:p text:style-name="P64">{mixed_deck} has tools (e.g., "Rope") to cross {environment} hexes.</text:p>
            </text:list-item>
          </text:list>
        </text:list-item>
        <text:list-item>
          <text:p text:style-name="P64">Questions: </text:p>
          <text:list>
            <text:list-item>
              <text:p text:style-name="P64">Could {environment} leave behind {junk_deck} (e.g., "Storm Debris")?</text:p>
            </text:list-item>
            <text:list-item>
              <text:p text:style-name="P64">Should {npc} demand a share of {resource} as payment?</text:p>
            </text:list-item>
          </text:list>
        </text:list-item>
      </text:list>
      <text:p text:style-name="P12">Quest 13: The Faction Pact</text:p>
      <text:list xml:id="list1932785717" text:style-name="L52">
        <text:list-item>
          <text:p text:style-name="P65">Template: "Negotiate with {npc} at {location} to ally {faction_deck} against {enemy_deck}, requiring {integer} {resource}."</text:p>
        </text:list-item>
        <text:list-item>
          <text:p text:style-name="P65">Sample: "Negotiate with Elder Gaius at Village to ally Militia Deck against Invader Deck, requiring 3 Food."</text:p>
        </text:list-item>
        <text:list-item>
          <text:p text:style-name="P65">Mechanics: </text:p>
          <text:list>
            <text:list-item>
              <text:p text:style-name="P65">{npc} "trades": "when_resource_spent: {faction_deck} activates."</text:p>
            </text:list-item>
            <text:list-item>
              <text:p text:style-name="P65">{faction_deck} "defends" {location} once allied.</text:p>
            </text:list-item>
            <text:list-item>
              <text:p text:style-name="P65">{enemy_deck} "attacks" until alliance triggers.</text:p>
            </text:list-item>
          </text:list>
        </text:list-item>
        <text:list-item>
          <text:p text:style-name="P65">Questions: </text:p>
          <text:list>
            <text:list-item>
              <text:p text:style-name="P65">Could failing negotiation turn {faction_deck} hostile?</text:p>
            </text:list-item>
            <text:list-item>
              <text:p text:style-name="P65">Should {resource} come from a specific {deck} or player inventory?</text:p>
            </text:list-item>
          </text:list>
        </text:list-item>
      </text:list>
      <text:p text:style-name="Horizontal_20_Line"/>
      <text:p text:style-name="P11"><text:soft-page-break/>New Directions and Questions</text:p>
      <text:p text:style-name="P12">Environmental Factors</text:p>
      <text:list xml:id="list1257812271" text:style-name="L53">
        <text:list-item>
          <text:p text:style-name="P66">Idea: Quests could feature dynamic environments (e.g., "Flooded Path," "Creeping Mist," "Stormfront") as decks or conditions affecting the hex grid.</text:p>
        </text:list-item>
        <text:list-item>
          <text:p text:style-name="P66">Keywords: "obscures," "shifts," "damages_hex," "leaves_debris."</text:p>
        </text:list-item>
        <text:list-item>
          <text:p text:style-name="P66">Questions: </text:p>
          <text:list>
            <text:list-item>
              <text:p text:style-name="P66">How do environments interact with {location}—block access, reveal new hexes, or spawn events?</text:p>
            </text:list-item>
            <text:list-item>
              <text:p text:style-name="P66">Could players craft {tool} cards to counter them (e.g., "Umbrella" vs. "Stormfront")?</text:p>
            </text:list-item>
          </text:list>
        </text:list-item>
      </text:list>
      <text:p text:style-name="P12">Player Choices</text:p>
      <text:list xml:id="list190884458" text:style-name="L54">
        <text:list-item>
          <text:p text:style-name="P67">Idea: Quests with branching outcomes based on actions (e.g., ally with {rival_deck}, betray {npc}, or abandon {resource}).</text:p>
        </text:list-item>
        <text:list-item>
          <text:p text:style-name="P67">Keywords: "chooses," "sacrifices," "alliances."</text:p>
        </text:list-item>
        <text:list-item>
          <text:p text:style-name="P67">Questions: </text:p>
          <text:list>
            <text:list-item>
              <text:p text:style-name="P67">Should the app support optional {condition} forks in templates (e.g., "if {enemy_deck} defeated, else…")?</text:p>
            </text:list-item>
            <text:list-item>
              <text:p text:style-name="P67">Could choices affect rewards or trigger follow-up quests?</text:p>
            </text:list-item>
          </text:list>
        </text:list-item>
      </text:list>
      <text:p text:style-name="P12">Faction Dynamics</text:p>
      <text:list xml:id="list3573514304" text:style-name="L55">
        <text:list-item>
          <text:p text:style-name="P68">Idea: Introduce {faction_deck} as allies or enemies, with quests shifting power balances.</text:p>
        </text:list-item>
        <text:list-item>
          <text:p text:style-name="P68">Keywords: "recruits," "betrays," "dominates."</text:p>
        </text:list-item>
        <text:list-item>
          <text:p text:style-name="P68">Questions: </text:p>
          <text:list>
            <text:list-item>
              <text:p text:style-name="P68">How do factions persist across quests—tracked in a separate system or via {document} cards?</text:p>
            </text:list-item>
            <text:list-item>
              <text:p text:style-name="P68">Could {npc} loyalty depend on past quest outcomes?</text:p>
            </text:list-item>
          </text:list>
        </text:list-item>
      </text:list>
      <text:p text:style-name="P12">Hexgrid Specificity</text:p>
      <text:list xml:id="list2312256529" text:style-name="L56">
        <text:list-item>
          <text:p text:style-name="P69">Idea: Tie quests more explicitly to hex placement (e.g., {location} spawns on "hex {integer},{integer}" or "farthest corner").</text:p>
        </text:list-item>
        <text:list-item>
          <text:p text:style-name="P69">Keywords: "spawns_at," "connects_to," "controls_hex."</text:p>
        </text:list-item>
        <text:list-item>
          <text:p text:style-name="P69">Questions: </text:p>
          <text:list>
            <text:list-item>
              <text:p text:style-name="P69">Should the app let you define hex rules (e.g., "random edge" vs. "adjacent to {location_start}")?</text:p>
            </text:list-item>
            <text:list-item>
              <text:p text:style-name="P69">Could {enemy_deck} "controls_hex" to block paths?</text:p>
            </text:list-item>
          </text:list>
        </text:list-item>
      </text:list>
      <text:p text:style-name="Horizontal_20_Line"/>
      <text:p text:style-name="P12">Implications for the Quest Card Maker App</text:p>
      <text:list xml:id="list2771936665" text:style-name="L57">
        <text:list-item>
          <text:p text:style-name="P70">New Placeholders: {hazard}, {environment}, {rival_deck}, {faction_deck}, {condition}, {betrayal}.</text:p>
        </text:list-item>
        <text:list-item>
          <text:p text:style-name="P70"><text:soft-page-break/>Keyword Expansion: "betrays," "obscures," "shifts," "chooses," "recruits"—the list keeps growing!</text:p>
        </text:list-item>
        <text:list-item>
          <text:p text:style-name="P70">Rules Complexity: Templates need fields for timers, branching conditions, and hex rules.</text:p>
        </text:list-item>
        <text:list-item>
          <text:p text:style-name="P70">JSON Growth: More nested data (e.g., "environment": {"type": "Stormfront", "behavior": "shifts"}).</text:p>
        </text:list-item>
      </text:list>
      <text:p text:style-name="Horizontal_20_Line"/>
      <text:p text:style-name="P11">Where to Go Next?</text:p>
      <text:p text:style-name="P12">This expansion opens tons of doors. I’m excited by the environmental and faction angles—they could add a living-world feel to your game. Here’s what I’d love your input on:</text:p>
      <text:list xml:id="list1327165393" text:style-name="L58">
        <text:list-item>
          <text:p text:style-name="P71">Favorite Quest: Which of these (old or new) clicks with your vision most?</text:p>
        </text:list-item>
        <text:list-item>
          <text:p text:style-name="P71">New Angle: Do environments, choices, or factions intrigue you—or something else (e.g., puzzles, traps)?</text:p>
        </text:list-item>
        <text:list-item>
          <text:p text:style-name="P71">App Focus: Should we refine how the app handles one aspect (e.g., hexes, events) next?</text:p>
        </text:list-item>
        <text:list-item>
          <text:p text:style-name="P71">Keywords: Any new ones from these quests you want to flesh out?</text:p>
        </text:list-item>
      </text:list>
      <text:p text:style-name="P11">What’s catching your eye? Let’s zoom in or keep branching—your call!</text:p>
      <text:p text:style-name="Standard"><text:span text:style-name="T18"><text:line-break/></text:span><text:span text:style-name="T19">Not sure<text:line-break/><text:line-break/></text:span><text:span text:style-name="T1">Quest Card Maker App: Single-Screen Layout</text:span></text:p>
      <text:p text:style-name="P5">Overview</text:p>
      <text:p text:style-name="P5">Imagine a single window divided into logical sections, sized to fit comfortably on a standard monitor (e.g., 1280x720 resolution for <text:span text:style-name="T9">pygame_gui</text:span>). Each section groups related inputs, with scrollable areas for lists that might grow (e.g., placeholders). The design is minimalist but organized, with labels and fields clearly tied to quest creation.</text:p>
      <text:p text:style-name="P5">Screen Layout</text:p>
      <text:p text:style-name="P5">Here’s the breakdown, from top to bottom:</text:p>
      <text:p text:style-name="P6">1. Header Section (Top, Fixed Height ~100px)</text:p>
      <text:list xml:id="list1909108042" text:style-name="L59">
        <text:list-item>
          <text:p text:style-name="P72">Purpose: Basic quest identity.</text:p>
        </text:list-item>
        <text:list-item>
          <text:p text:style-name="P72">Components:</text:p>
          <text:list>
            <text:list-item>
              <text:p text:style-name="P72">Name Text Box: Wide field (e.g., 400px) labeled "Quest Name" (e.g., "Rescue Mission Template").</text:p>
            </text:list-item>
            <text:list-item>
              <text:p text:style-name="P72">Description Text Box: Multi-line field (e.g., 400px wide, 3 lines tall) labeled "Description" (e.g., "Save an NPC from danger").</text:p>
            </text:list-item>
          </text:list>
        </text:list-item>
        <text:list-item>
          <text:p text:style-name="P72">Layout: Name on the left, Description to its right, aligned horizontally.</text:p>
        </text:list-item>
      </text:list>
      <text:p text:style-name="P12">2. Template Section (Middle-Left, ~300px Wide, Scrollable)</text:p>
      <text:list xml:id="list1025930903" text:style-name="L60">
        <text:list-item>
          <text:p text:style-name="P73"><text:soft-page-break/>Purpose: Define the core quest structure.</text:p>
        </text:list-item>
        <text:list-item>
          <text:p text:style-name="P73">Components:</text:p>
          <text:list>
            <text:list-item>
              <text:p text:style-name="P73">Template Text Area: Large text box (e.g., 280px wide, 200px tall) labeled "Quest Template" where you type the structure (e.g., "Help {npc} reach {location} while avoiding {enemy_deck}").</text:p>
            </text:list-item>
            <text:list-item>
              <text:p text:style-name="P73">Placeholder List Box: Below the text area, a scrollable list (e.g., 280px wide, 150px tall) labeled "Detected Placeholders." Auto-populates with detected placeholders (e.g., "{npc}", "{location}", "{enemy_deck}") as you type in the Template Text Area.</text:p>
            </text:list-item>
          </text:list>
        </text:list-item>
        <text:list-item>
          <text:p text:style-name="P73">Behavior: Typing "{something}" in the Template Text Area adds "something" to the Placeholder List Box. Click a placeholder to configure it in the next section.</text:p>
        </text:list-item>
      </text:list>
      <text:p text:style-name="P12">3. Placeholder Configuration Section (Middle-Right, ~400px Wide, Scrollable)</text:p>
      <text:list xml:id="list893369016" text:style-name="L61">
        <text:list-item>
          <text:p text:style-name="P74">Purpose: Customize each placeholder’s properties.</text:p>
        </text:list-item>
        <text:list-item>
          <text:p text:style-name="P74">Components (Dynamic, updates when a placeholder is clicked):</text:p>
          <text:list>
            <text:list-item>
              <text:p text:style-name="P74">Selected Placeholder Label: Static text (e.g., "Configuring: {npc}").</text:p>
            </text:list-item>
            <text:list-item>
              <text:p text:style-name="P74">Type Dropdown: Labeled "Type" with options: "Card", "Deck", "Integer", "Keyword", "Condition" (e.g., "Card").</text:p>
            </text:list-item>
            <text:list-item>
              <text:p text:style-name="P74">Specifics Dropdown: Labeled "Specifics" (contextual):</text:p>
              <text:list>
                <text:list-item>
                  <text:p text:style-name="P74">If "Card": "NPC", "Location", "Junk", "Document", etc.</text:p>
                </text:list-item>
                <text:list-item>
                  <text:p text:style-name="P74">If "Deck": "Enemy Deck", "Mixed Deck", "Resource Deck", etc.</text:p>
                </text:list-item>
                <text:list-item>
                  <text:p text:style-name="P74">If "Integer": "Fixed Value" or "Range" (shows sub-fields for min/max).</text:p>
                </text:list-item>
                <text:list-item>
                  <text:p text:style-name="P74">If "Keyword": Populated from a keyword list (e.g., "moves_to", "attacks").</text:p>
                </text:list-item>
                <text:list-item>
                  <text:p text:style-name="P74">If "Condition": "If", "Else" (for branching, future use).</text:p>
                </text:list-item>
              </text:list>
            </text:list-item>
            <text:list-item>
              <text:p text:style-name="P74">Behavior Dropdown: Labeled "Behavior" with keyword options (e.g., "moves_to", "patrols", "none").</text:p>
            </text:list-item>
            <text:list-item>
              <text:p text:style-name="P74">Notes Text Box: Small multi-line field (e.g., 380px wide, 3 lines) labeled "Notes" (e.g., "Friendly character").</text:p>
            </text:list-item>
          </text:list>
        </text:list-item>
        <text:list-item>
          <text:p text:style-name="P74">Layout: Vertical stack, scrollable if multiple placeholders are configured.</text:p>
        </text:list-item>
      </text:list>
      <text:p text:style-name="P12">4. Quest Rules Section (Bottom-Left, ~300px Wide, Scrollable)</text:p>
      <text:list xml:id="list4292201970" text:style-name="L62">
        <text:list-item>
          <text:p text:style-name="P75">Purpose: Define quest lifecycle and outcomes.</text:p>
        </text:list-item>
        <text:list-item>
          <text:p text:style-name="P75">Components:</text:p>
          <text:list>
            <text:list-item>
              <text:p text:style-name="P75">Start Condition Text Box: Labeled "Start Condition" (e.g., "When drawn" or "When {event} occurs").</text:p>
            </text:list-item>
            <text:list-item>
              <text:p text:style-name="P75">End Condition Text Box: Labeled "End Condition" (e.g., "{npc} reaches {location}").</text:p>
            </text:list-item>
            <text:list-item>
              <text:p text:style-name="P75">Reward Text Box: Labeled "Reward" (e.g., "Draw {integer} cards").</text:p>
            </text:list-item>
            <text:list-item>
              <text:p text:style-name="P75">Hex Info Text Box: Labeled "Hex Info" (e.g., "{location} spawns at random edge").</text:p>
            </text:list-item>
          </text:list>
        </text:list-item>
        <text:list-item>
          <text:p text:style-name="P75">Layout: Vertical stack, each field ~280px wide, 2-3 lines tall.</text:p>
        </text:list-item>
      </text:list>
      <text:p text:style-name="P12">5. Gameplay Variables Section (Bottom-Right, ~400px Wide, Scrollable)</text:p>
      <text:list xml:id="list1936035181" text:style-name="L63">
        <text:list-item>
          <text:p text:style-name="P76"><text:soft-page-break/>Purpose: Manage integers, events, and keywords.</text:p>
        </text:list-item>
        <text:list-item>
          <text:p text:style-name="P76">Components:</text:p>
          <text:list>
            <text:list-item>
              <text:p text:style-name="P76">Integers List Box: Scrollable list (e.g., 380px wide, 100px tall) labeled "Integers." Entries like "{integer_npc_hp}: 5" or "{integer_reward}: Range 1-3." Add via:</text:p>
              <text:list>
                <text:list-item>
                  <text:p text:style-name="P76">Add Integer Button: Below list, opens a mini-form (name, value/range).</text:p>
                </text:list-item>
              </text:list>
            </text:list-item>
            <text:list-item>
              <text:p text:style-name="P76">Events List Box: Scrollable list (e.g., 380px wide, 100px tall) labeled "Events." Entries like "when_damaged: {enemy_deck} draws 1 card." Add via:</text:p>
              <text:list>
                <text:list-item>
                  <text:p text:style-name="P76">Add Event Button: Below list, opens a mini-form (trigger, action).</text:p>
                </text:list-item>
              </text:list>
            </text:list-item>
            <text:list-item>
              <text:p text:style-name="P76">Keyword Library Box: Scrollable list (e.g., 380px wide, 100px tall) labeled "Keywords." Pre-populated with our brainstormed list (e.g., "moves_to", "patrols"). Add via:</text:p>
              <text:list>
                <text:list-item>
                  <text:p text:style-name="P76">Add Keyword Button: Below list, adds a new keyword to the pool.</text:p>
                </text:list-item>
              </text:list>
            </text:list-item>
          </text:list>
        </text:list-item>
        <text:list-item>
          <text:p text:style-name="P76">Layout: Vertical stack, lists side-by-side if space allows.</text:p>
        </text:list-item>
      </text:list>
      <text:p text:style-name="P12">6. Control Section (Bottom Bar, Fixed Height ~50px)</text:p>
      <text:list xml:id="list2485061588" text:style-name="L64">
        <text:list-item>
          <text:p text:style-name="P77">Purpose: App actions.</text:p>
        </text:list-item>
        <text:list-item>
          <text:p text:style-name="P77">Components:</text:p>
          <text:list>
            <text:list-item>
              <text:p text:style-name="P77">Preview Button: Labeled "Preview" (shows sample quest in a pop-up).</text:p>
            </text:list-item>
            <text:list-item>
              <text:p text:style-name="P77">Save Button: Labeled "Save" (exports to JSON).</text:p>
            </text:list-item>
            <text:list-item>
              <text:p text:style-name="P77">Load Button: Labeled "Load" (imports JSON file).</text:p>
            </text:list-item>
            <text:list-item>
              <text:p text:style-name="P77">Clear Button: Labeled "Clear" (resets all fields).</text:p>
            </text:list-item>
          </text:list>
        </text:list-item>
        <text:list-item>
          <text:p text:style-name="P77">Layout: Horizontal row, evenly spaced across the bottom.</text:p>
        </text:list-item>
      </text:list>
      <text:p text:style-name="Horizontal_20_Line"/>
      <text:p text:style-name="P11">Visual Mockup (Text-Based)</text:p>
      <text:p text:style-name="P3"><text:span text:style-name="Source_20_Text"><text:span text:style-name="T5">--------------------------------------------------</text:span></text:span></text:p>
      <text:p text:style-name="P1"><text:span text:style-name="Source_20_Text"><text:span text:style-name="T5">| Name: [Rescue Mission Template] <text:s/>| Desc: [Save an NPC...] <text:s text:c="6"/>|</text:span></text:span></text:p>
      <text:p text:style-name="P1"><text:span text:style-name="Source_20_Text"><text:span text:style-name="T5">--------------------------------------------------</text:span></text:span></text:p>
      <text:p text:style-name="P1"><text:span text:style-name="Source_20_Text"><text:span text:style-name="T5">| Template: [Help {npc} reach {location}...] <text:s text:c="5"/>| Config: Selected: {npc} <text:s text:c="6"/>|</text:span></text:span></text:p>
      <text:p text:style-name="P1"><text:span text:style-name="Source_20_Text"><text:span text:style-name="T5">| <text:s text:c="48"/>| Type: [Card v] <text:s text:c="15"/>|</text:span></text:span></text:p>
      <text:p text:style-name="P1"><text:span text:style-name="Source_20_Text"><text:span text:style-name="T5">| Placeholder List: <text:s text:c="30"/>| Specifics: [NPC v] <text:s text:c="11"/>|</text:span></text:span></text:p>
      <text:p text:style-name="P1"><text:span text:style-name="Source_20_Text"><text:span text:style-name="T5">| - {npc} <text:s text:c="40"/>| Behavior: [moves_to v] <text:s text:c="7"/>|</text:span></text:span></text:p>
      <text:p text:style-name="P1"><text:span text:style-name="Source_20_Text"><text:span text:style-name="T5">| - {location} <text:s text:c="35"/>| Notes: [Friendly character] <text:s text:c="2"/>|</text:span></text:span></text:p>
      <text:p text:style-name="P1"><text:span text:style-name="Source_20_Text"><text:span text:style-name="T5">| - {enemy_deck} <text:s text:c="33"/>| <text:s text:c="30"/>|</text:span></text:span></text:p>
      <text:p text:style-name="P1"><text:span text:style-name="Source_20_Text"><text:span text:style-name="T5">--------------------------------------------------</text:span></text:span></text:p>
      <text:p text:style-name="P1"><text:span text:style-name="Source_20_Text"><text:span text:style-name="T5">| Rules: <text:s text:c="41"/>| Variables: <text:s text:c="19"/>|</text:span></text:span></text:p>
      <text:p text:style-name="P1"><text:span text:style-name="Source_20_Text"><text:span text:style-name="T5">| Start: [When drawn] <text:s text:c="28"/>| Integers: <text:s text:c="20"/>|</text:span></text:span></text:p>
      <text:p text:style-name="P1"><text:span text:style-name="Source_20_Text"><text:span text:style-name="T5">| End: [{npc} reaches {location}] <text:s text:c="16"/>| - {integer_npc_hp}: 5 <text:s text:c="8"/>|</text:span></text:span></text:p>
      <text:p text:style-name="P1"><text:span text:style-name="Source_20_Text"><text:span text:style-name="T5">| Reward: [Draw {integer} cards] <text:s text:c="17"/>| Events: <text:s text:c="22"/>|</text:span></text:span></text:p>
      <text:p text:style-name="P1"><text:span text:style-name="Source_20_Text"><text:span text:style-name="T5">| Hex: [{location} at random edge] <text:s text:c="15"/>| - when_damaged: draw 1 card <text:s text:c="2"/>|</text:span></text:span></text:p>
      <text:p text:style-name="P1"><text:span text:style-name="Source_20_Text"><text:span text:style-name="T5">| <text:s text:c="48"/>| Keywords: <text:s text:c="20"/>|</text:span></text:span></text:p>
      <text:p text:style-name="P1"><text:span text:style-name="Source_20_Text"><text:span text:style-name="T5">| <text:s text:c="48"/>| - moves_to <text:s text:c="19"/>|</text:span></text:span></text:p>
      <text:p text:style-name="P1"><text:span text:style-name="Source_20_Text"><text:span text:style-name="T5">| <text:s text:c="48"/>| - patrols <text:s text:c="20"/>|</text:span></text:span></text:p>
      <text:p text:style-name="P1"><text:span text:style-name="Source_20_Text"><text:span text:style-name="T5">--------------------------------------------------</text:span></text:span></text:p>
      <text:p text:style-name="P1"><text:span text:style-name="Source_20_Text"><text:span text:style-name="T5">| [Preview] <text:s/>[Save] <text:s/>[Load] <text:s/>[Clear] <text:s text:c="12"/>|</text:span></text:span></text:p>
      <text:p text:style-name="P2"><text:span text:style-name="Source_20_Text"><text:span text:style-name="T5">--------------------------------------------------</text:span></text:span></text:p>
      <text:p text:style-name="P7">Workflow Example</text:p>
      <text:list xml:id="list2922300577" text:style-name="L65">
        <text:list-item>
          <text:p text:style-name="P78"><text:soft-page-break/>Start: Type "Rescue Mission Template" in Name, "Save an NPC from danger" in Description.</text:p>
        </text:list-item>
        <text:list-item>
          <text:p text:style-name="P78">Template: Type "Help {npc} reach {location} while avoiding {enemy_deck}" in Template Text Area.</text:p>
        </text:list-item>
        <text:list-item>
          <text:p text:style-name="P78">Placeholders: </text:p>
          <text:list>
            <text:list-item>
              <text:p text:style-name="P78">Click "{npc}" in Placeholder List → Set Type: "Card", Specifics: "NPC", Behavior: "moves_to", Notes: "Friendly".</text:p>
            </text:list-item>
            <text:list-item>
              <text:p text:style-name="P78">Click "{location}" → Type: "Card", Specifics: "Location".</text:p>
            </text:list-item>
            <text:list-item>
              <text:p text:style-name="P78">Click "{enemy_deck}" → Type: "Deck", Specifics: "Enemy Deck", Behavior: "patrols".</text:p>
            </text:list-item>
          </text:list>
        </text:list-item>
        <text:list-item>
          <text:p text:style-name="P78">Rules: Set Start: "When drawn", End: "{npc} reaches {location}", Reward: "Draw {integer} cards", Hex: "{location} at random edge".</text:p>
        </text:list-item>
        <text:list-item>
          <text:p text:style-name="P78">Variables: </text:p>
          <text:list>
            <text:list-item>
              <text:p text:style-name="P78">Add Integer: "{integer_npc_hp}: 5".</text:p>
            </text:list-item>
            <text:list-item>
              <text:p text:style-name="P78">Add Event: "when_damaged: {enemy_deck} draws 1 card".</text:p>
            </text:list-item>
            <text:list-item>
              <text:p text:style-name="P78">Keyword Library: Already has "moves_to", "patrols" (add more as needed).</text:p>
            </text:list-item>
          </text:list>
        </text:list-item>
        <text:list-item>
          <text:p text:style-name="P78">Finish: Click Preview to see "Help Villager (moves_to Mill) reach Mill while avoiding Thieves Deck (patrols)," then Save to JSON.</text:p>
        </text:list-item>
      </text:list>
      <text:p text:style-name="Horizontal_20_Line"/>
      <text:p text:style-name="P12">Questions and Adjustments</text:p>
      <text:list xml:id="list1942609922" text:style-name="L66">
        <text:list-item>
          <text:p text:style-name="P79">Single vs. Multi-Screen: This fits on one screen with scrolling, but would you prefer tabs (e.g., "Template," "Rules," "Variables") for clarity?</text:p>
        </text:list-item>
        <text:list-item>
          <text:p text:style-name="P79">Field Sizes: Are the text boxes big enough for your needs, or should some (e.g., Template) be larger?</text:p>
        </text:list-item>
        <text:list-item>
          <text:p text:style-name="P79">Dynamic Updates: Should the Placeholder List auto-refresh as you type, or require a button press?</text:p>
        </text:list-item>
        <text:list-item>
          <text:p text:style-name="P79">Keyword Management: Is a simple list for keywords enough, or do you want a separate editor screen later?</text:p>
        </text:list-item>
        <text:list-item>
          <text:p text:style-name="P79">Preview: Should it pop up a new window or display inline (e.g., replace Template temporarily)?</text:p>
        </text:list-item>
      </text:list>
      <text:p text:style-name="Horizontal_20_Line"/>
      <text:p text:style-name="P11">This layout captures everything we’ve discussed—placeholders with behaviors, quest rules, variables, and keywords—while staying functional for testing. What feels right or off to you? Want to tweak a section or split it up? Let’s refine it until it’s exactly what you envision!</text:p>
      <text:p text:style-name="P8"/>
      <text:p text:style-name="P10"><text:span text:style-name="T20"/></text:p>
      <text:p text:style-name="P10"><text:span text:style-name="T20"/></text:p>
      <text:p text:style-name="P10"><text:soft-page-break/><text:span text:style-name="T20">Quest ideas:<text:line-break/></text:span><text:span text:style-name="T22"><text:line-break/></text:span><text:span text:style-name="T2">List of Quest Templates</text:span></text:p>
      <text:list xml:id="list2865634331" text:style-name="L67">
        <text:list-item>
          <text:p text:style-name="P80">Escort Mission </text:p>
          <text:list>
            <text:list-item>
              <text:p text:style-name="P80">"Escort {npc} from {location_start} to {location_end} while avoiding {enemy_deck}."</text:p>
            </text:list-item>
          </text:list>
        </text:list-item>
        <text:list-item>
          <text:p text:style-name="P80">Crafting Challenge </text:p>
          <text:list>
            <text:list-item>
              <text:p text:style-name="P80">"Craft {blueprint} using {junk_deck} at {location} to defeat {enemy_deck}."</text:p>
            </text:list-item>
          </text:list>
        </text:list-item>
        <text:list-item>
          <text:p text:style-name="P80">Resource Gathering </text:p>
          <text:list>
            <text:list-item>
              <text:p text:style-name="P80">"Gather {integer} {resource} from {location} using {mixed_deck} before {enemy_deck} takes it."</text:p>
            </text:list-item>
          </text:list>
        </text:list-item>
        <text:list-item>
          <text:p text:style-name="P80">Defense Stand </text:p>
          <text:list>
            <text:list-item>
              <text:p text:style-name="P80">"Help {npc} defend {location} from {enemy_deck} for {integer} turns."</text:p>
            </text:list-item>
          </text:list>
        </text:list-item>
        <text:list-item>
          <text:p text:style-name="P80">Exploration Quest </text:p>
          <text:list>
            <text:list-item>
              <text:p text:style-name="P80">"Explore {location} with {mixed_deck} to reveal {document} while surviving {enemy_deck}."</text:p>
            </text:list-item>
          </text:list>
        </text:list-item>
        <text:list-item>
          <text:p text:style-name="P80">Rescue Operation </text:p>
          <text:list>
            <text:list-item>
              <text:p text:style-name="P80">"Rescue {npc} from {enemy_deck} at {location} and deliver {item} to {location_end}."</text:p>
            </text:list-item>
          </text:list>
        </text:list-item>
        <text:list-item>
          <text:p text:style-name="P80">Timed Escape </text:p>
          <text:list>
            <text:list-item>
              <text:p text:style-name="P80">"Help {npc} escape {location_start} from {enemy_deck} to {location_safe} within {integer} turns."</text:p>
            </text:list-item>
          </text:list>
        </text:list-item>
        <text:list-item>
          <text:p text:style-name="P80">Ritual Disruption </text:p>
          <text:list>
            <text:list-item>
              <text:p text:style-name="P80">"Stop {enemy_deck} from completing {document} at {location} by defeating {integer} cards."</text:p>
            </text:list-item>
          </text:list>
        </text:list-item>
        <text:list-item>
          <text:p text:style-name="P80">Negotiation Task </text:p>
          <text:list>
            <text:list-item>
              <text:p text:style-name="P80">"Negotiate with {npc} at {location} to ally {faction_deck} against {enemy_deck}, requiring {integer} {resource}."</text:p>
            </text:list-item>
          </text:list>
        </text:list-item>
        <text:list-item>
          <text:p text:style-name="P80">Environmental Race </text:p>
          <text:list>
            <text:list-item>
              <text:p text:style-name="P80">"Reach {location} with {mixed_deck} to secure {resource} before {environment} destroys it."</text:p>
            </text:list-item>
          </text:list>
        </text:list-item>
        <text:list-item>
          <text:p text:style-name="P80">Betrayal Twist </text:p>
          <text:list>
            <text:list-item>
              <text:p text:style-name="P80">"Assist {npc} in {location} to defeat {enemy_deck}, but {npc} {betrayal} if {condition} is met."</text:p>
            </text:list-item>
          </text:list>
        </text:list-item>
        <text:list-item>
          <text:p text:style-name="P80">Siege Breaker </text:p>
          <text:list>
            <text:list-item>
              <text:p text:style-name="P80">"Help {npc} defend {location} from {enemy_deck} and {rival_deck} for {integer} turns, then escort them to {location_safe}."</text:p>
            </text:list-item>
          </text:list>
        </text:list-item>
        <text:list-item>
          <text:p text:style-name="P80">Scavenger Hunt </text:p>
          <text:list>
            <text:list-item>
              <text:p text:style-name="P80">"Find {npc} who {behavior} across {location} and deliver {document} while avoiding {enemy_deck}."</text:p>
            </text:list-item>
          </text:list>
        </text:list-item>
        <text:list-item>
          <text:p text:style-name="P80">Construction Project </text:p>
          <text:list>
            <text:list-item>
              <text:p text:style-name="P80">"Build {tool} with {npc} using {junk_deck} at {location} before {event} triggers."</text:p>
            </text:list-item>
          </text:list>
        </text:list-item>
        <text:list-item>
          <text:p text:style-name="P80"><text:soft-page-break/>Ambush Recovery </text:p>
          <text:list>
            <text:list-item>
              <text:p text:style-name="P80">"Recover {item} from {enemy_deck} at {location} and return it to {npc} at {location_end}."</text:p>
            </text:list-item>
          </text:list>
        </text:list-item>
        <text:list-item>
          <text:p text:style-name="P80">Hex Control </text:p>
          <text:list>
            <text:list-item>
              <text:p text:style-name="P80">"Capture {location} from {enemy_deck} by controlling {integer} hexes within {integer} turns."</text:p>
            </text:list-item>
          </text:list>
        </text:list-item>
        <text:list-item>
          <text:p text:style-name="P80">Stealth Mission </text:p>
          <text:list>
            <text:list-item>
              <text:p text:style-name="P80">"Infiltrate {location} with {mixed_deck} to steal {item} from {enemy_deck} without being detected."</text:p>
            </text:list-item>
          </text:list>
        </text:list-item>
        <text:list-item>
          <text:p text:style-name="P80">Repair Task </text:p>
          <text:list>
            <text:list-item>
              <text:p text:style-name="P80">"Help {npc} repair {tool} at {location} using {junk_deck} while {enemy_deck} attacks."</text:p>
            </text:list-item>
          </text:list>
        </text:list-item>
        <text:list-item>
          <text:p text:style-name="P80">Faction Clash </text:p>
          <text:list>
            <text:list-item>
              <text:p text:style-name="P80">"Support {faction_deck} in {location} to defeat {enemy_deck} and secure {resource}."</text:p>
            </text:list-item>
          </text:list>
        </text:list-item>
        <text:list-item>
          <text:p text:style-name="P80">Mystery Unraveled </text:p>
          <text:list>
            <text:list-item>
              <text:p text:style-name="P80">"Investigate {location} with {mixed_deck} to uncover {document} before {enemy_deck} hides it."</text:p>
            </text:list-item>
          </text:list>
        </text:list-item>
      </text:list>
      <text:p text:style-name="P10"><text:span text:style-name="T22"><text:line-break/><text:line-break/></text:span><text:span text:style-name="T4">List of Quest Templates with Keywords</text:span></text:p>
      <text:list xml:id="list149791671" text:style-name="L68">
        <text:list-item>
          <text:p text:style-name="P81">"Guide {npc} [moves_to] {location_end} from {location_start} while {enemy_deck} [attacks]."</text:p>
        </text:list-item>
        <text:list-item>
          <text:p text:style-name="P81">"Craft {blueprint} [builds] with {junk_deck} at {location} before {enemy_deck} [destroys] it."</text:p>
        </text:list-item>
        <text:list-item>
          <text:p text:style-name="P81">"Collect {integer} {resource} from {location} where {mixed_deck} [searches] and {enemy_deck} [steals]."</text:p>
        </text:list-item>
        <text:list-item>
          <text:p text:style-name="P81">"Protect {location} with {npc} [defends] from {enemy_deck} [attacks] for {integer} turns."</text:p>
        </text:list-item>
        <text:list-item>
          <text:p text:style-name="P81">"Uncover {document} [reveals] in {location} using {mixed_deck} [explores] while {enemy_deck} [spawns]."</text:p>
        </text:list-item>
        <text:list-item>
          <text:p text:style-name="P81">"Free {npc} [waits] from {enemy_deck} [guards] at {location} and [escorts] to {location_safe}."</text:p>
        </text:list-item>
        <text:list-item>
          <text:p text:style-name="P81">"Evacuate {npc} [runs_away_from] {enemy_deck} [chases] from {location_start} to {location_end} within {integer} turns."</text:p>
        </text:list-item>
        <text:list-item>
          <text:p text:style-name="P81">"Halt {enemy_deck} [activates] {document} at {location} by defeating {integer} cards [when_enemy_defeated]."</text:p>
        </text:list-item>
        <text:list-item>
          <text:p text:style-name="P81">"Convince {npc} [trades] at {location} to join {faction_deck} [recruits] against {enemy_deck} with {integer} {resource}."</text:p>
        </text:list-item>
        <text:list-item>
          <text:p text:style-name="P81">"Secure {resource} at {location} with {mixed_deck} [searches] before {environment} [damages_hex] destroys it."</text:p>
        </text:list-item>
        <text:list-item>
          <text:p text:style-name="P81">"Aid {npc} [fights] in {location} against {enemy_deck} [attacks], but {npc} [betrays] [when_deck_depleted]."</text:p>
        </text:list-item>
        <text:list-item>
          <text:p text:style-name="P81"><text:soft-page-break/>"Support {npc} [defends] {location} from {enemy_deck} [attacks] and {rival_deck} [patrols] for {integer} turns."</text:p>
        </text:list-item>
        <text:list-item>
          <text:p text:style-name="P81">"Locate {npc} [wanders_randomly] in {location} to deliver {document} [gives] while {enemy_deck} [chases]."</text:p>
        </text:list-item>
        <text:list-item>
          <text:p text:style-name="P81">"Assemble {tool} [builds] with {npc} [repairs] using {junk_deck} at {location} before [when_timer_ends]."</text:p>
        </text:list-item>
        <text:list-item>
          <text:p text:style-name="P81">"Retrieve {item} from {enemy_deck} [hides] at {location} and return it to {npc} [waits] at {location_end}."</text:p>
        </text:list-item>
        <text:list-item>
          <text:p text:style-name="P81">"Dominate {location} from {enemy_deck} [controls_hex] by capturing {integer} hexes [when_hex_blocked]."</text:p>
        </text:list-item>
        <text:list-item>
          <text:p text:style-name="P81">"Sneak into {location} with {mixed_deck} [hides] to take {item} from {enemy_deck} [patrols]."</text:p>
        </text:list-item>
        <text:list-item>
          <text:p text:style-name="P81">"Restore {tool} [upgrades] with {npc} [repairs] at {location} using {junk_deck} while {enemy_deck} [destroys]."</text:p>
        </text:list-item>
        <text:list-item>
          <text:p text:style-name="P81">"Back {faction_deck} [fights] in {location} to defeat {enemy_deck} [attacks] and claim {resource} [when_quest_ends]."</text:p>
        </text:list-item>
        <text:list-item>
          <text:p text:style-name="P81">"Probe {location} with {mixed_deck} [explores] to find {document} [reveals] before {enemy_deck} [hides] it [when_turn_ends]."</text:p>
        </text:list-item>
      </text:list>
      <text:p text:style-name="P10"><text:span text:style-name="T22"><text:line-break/><text:line-break/></text:span><text:span text:style-name="T2">Game Context: How Quests Are Given</text:span></text:p>
      <text:list xml:id="list930770954" text:style-name="L69">
        <text:list-item>
          <text:p text:style-name="P82">Player Movement: The player moves their piece to a hexagon space on the board tied to a location card (e.g., drawn from a location deck).</text:p>
        </text:list-item>
        <text:list-item>
          <text:p text:style-name="P82">Location Activation: When the player lands on the space, the location card activates, triggering a random event from a list (e.g., "Meet an NPC," "Find an Item," "Ambush").</text:p>
        </text:list-item>
        <text:list-item>
          <text:p text:style-name="P82">NPC Encounter: If the event is "Meet an NPC," an NPC card is drawn randomly from an NPC deck. Some NPCs are quest-givers.</text:p>
        </text:list-item>
        <text:list-item>
          <text:p text:style-name="P82">Quest Request: The player interacts with the quest-giving NPC (e.g., via a menu option like "Ask for a Quest"), prompting the NPC to provide a quest card.</text:p>
        </text:list-item>
        <text:list-item>
          <text:p text:style-name="P82">Quest Generation: </text:p>
          <text:list>
            <text:list-item>
              <text:p text:style-name="P82">The quest card appears with placeholders (e.g., "Help {npc} reach {location} while avoiding {enemy_deck}").</text:p>
            </text:list-item>
            <text:list-item>
              <text:p text:style-name="P82">Placeholders cycle rapidly through possible options (visual effect), then settle on randomly chosen cards, decks, integers, or keywords.</text:p>
            </text:list-item>
            <text:list-item>
              <text:p text:style-name="P82">The final quest is revealed (e.g., "Help Scholar Ren reach Library while avoiding Wolf Pack Deck").</text:p>
            </text:list-item>
          </text:list>
        </text:list-item>
        <text:list-item>
          <text:p text:style-name="P82">Quest Play: The player undertakes the quest, using the board, cards, and rules defined by the quest card.</text:p>
        </text:list-item>
        <text:list-item>
          <text:p text:style-name="P82">Completion and Return: After finishing, the player returns to the same location, meets the NPC again (redrawing if needed), receives a reward, and can request a new quest.</text:p>
        </text:list-item>
      </text:list>
      <text:p text:style-name="Horizontal_20_Line"/>
      <text:p text:style-name="P11">Implications for Quest Templates</text:p>
      <text:p text:style-name="P12"><text:soft-page-break/>Most quests being NPC-driven suggests the templates should:</text:p>
      <text:list xml:id="list2178519914" text:style-name="L70">
        <text:list-item>
          <text:p text:style-name="P83">Involve the Quest-Giver: The NPC giving the quest often plays a role in it (e.g., needing help, offering guidance).</text:p>
        </text:list-item>
        <text:list-item>
          <text:p text:style-name="P83">Tie to Locations: Quests start at or reference the location where the NPC is met.</text:p>
        </text:list-item>
        <text:list-item>
          <text:p text:style-name="P83">Support Randomization: Placeholders must accommodate dynamic filling from decks or lists in the game.</text:p>
        </text:list-item>
      </text:list>
      <text:p text:style-name="P12">Let’s adjust a few templates from the previous list to reflect this, keeping keywords in brackets:</text:p>
      <text:list xml:id="list2604125001" text:style-name="L71">
        <text:list-item>
          <text:p text:style-name="P84">"Help {npc} [moves_to] {location} from this {location_start} while {enemy_deck} [attacks]."</text:p>
        </text:list-item>
        <text:list-item>
          <text:p text:style-name="P84">"Craft {blueprint} [builds] for {npc} using {junk_deck} at this {location_start} before {enemy_deck} [destroys]."</text:p>
        </text:list-item>
        <text:list-item>
          <text:p text:style-name="P84">"Find {npc} [wanders_randomly] from this {location_start} and deliver {document} [gives] while {enemy_deck} [chases]."</text:p>
        </text:list-item>
        <text:list-item>
          <text:p text:style-name="P84">"Protect {npc} [defends] at this {location_start} from {enemy_deck} [attacks] for {integer} turns."</text:p>
        </text:list-item>
      </text:list>
      <text:p text:style-name="P11">Here, {npc} is the quest-giver, and {location_start} is the active location card where the NPC is met.</text:p>
      <text:p text:style-name="Horizontal_20_Line"/>
      <text:p text:style-name="P11">Updated Quest Card Maker App: Screen Layout</text:p>
      <text:p text:style-name="P11">The app needs to generate these NPC-driven quest templates and output JSON that your game can use to display and populate them. The UI must support this workflow while staying functional for you and your friend. I’ll refine the single-screen layout from before, adding fields to reflect the NPC and location context.</text:p>
      <text:p text:style-name="P11">Screen Layout</text:p>
      <text:p text:style-name="P12">1. Header Section (Top, ~100px)</text:p>
      <text:list xml:id="list3779410834" text:style-name="L72">
        <text:list-item>
          <text:p text:style-name="P85">Components:</text:p>
          <text:list>
            <text:list-item>
              <text:p text:style-name="P85">Name Text Box: "Quest Name" (e.g., "NPC Aid Template").</text:p>
            </text:list-item>
            <text:list-item>
              <text:p text:style-name="P85">Description Text Box: "Description" (e.g., "Quest given by an NPC at a location").</text:p>
            </text:list-item>
            <text:list-item>
              <text:p text:style-name="P85">Quest-Giver Dropdown: Labeled "Quest-Giver Type" (e.g., "Any NPC", "Scholar", "Trader")—limits which NPCs can give this quest.</text:p>
            </text:list-item>
          </text:list>
        </text:list-item>
      </text:list>
      <text:p text:style-name="P12">2. Template Section (Middle-Left, ~300px Wide, Scrollable)</text:p>
      <text:list xml:id="list3910883488" text:style-name="L73">
        <text:list-item>
          <text:p text:style-name="P86">Components:</text:p>
          <text:list>
            <text:list-item>
              <text:p text:style-name="P86">Template Text Area: "Quest Template" (e.g., "Help {npc} [moves_to] {location} from this {location_start} while {enemy_deck} [attacks]").</text:p>
            </text:list-item>
            <text:list-item>
              <text:p text:style-name="P86">Placeholder List Box: Auto-detects placeholders (e.g., "{npc}", "{location}", "{location_start}", "{enemy_deck}") and keywords (e.g., "[moves_to]", "[attacks]").</text:p>
            </text:list-item>
          </text:list>
        </text:list-item>
        <text:list-item>
          <text:p text:style-name="P86"><text:soft-page-break/>Note: "{location_start}" defaults to the active location card where the NPC is met.</text:p>
        </text:list-item>
      </text:list>
      <text:p text:style-name="P12">3. Placeholder Configuration Section (Middle-Right, ~400px Wide, Scrollable)</text:p>
      <text:list xml:id="list1462235294" text:style-name="L74">
        <text:list-item>
          <text:p text:style-name="P87">Components (Per Placeholder):</text:p>
          <text:list>
            <text:list-item>
              <text:p text:style-name="P87">Selected Placeholder Label: (e.g., "Configuring: {npc}").</text:p>
            </text:list-item>
            <text:list-item>
              <text:p text:style-name="P87">Type Dropdown: "Card", "Deck", "Integer", "Keyword", "Condition".</text:p>
            </text:list-item>
            <text:list-item>
              <text:p text:style-name="P87">Specifics Dropdown: </text:p>
              <text:list>
                <text:list-item>
                  <text:p text:style-name="P87">Card: "NPC", "Location", "Junk", etc.</text:p>
                </text:list-item>
                <text:list-item>
                  <text:p text:style-name="P87">Deck: "Enemy Deck", "Mixed Deck", etc.</text:p>
                </text:list-item>
                <text:list-item>
                  <text:p text:style-name="P87">Integer: "Fixed" or "Range".</text:p>
                </text:list-item>
                <text:list-item>
                  <text:p text:style-name="P87">Keyword: From library (e.g., "moves_to").</text:p>
                </text:list-item>
              </text:list>
            </text:list-item>
            <text:list-item>
              <text:p text:style-name="P87">Behavior Dropdown: For NPCs/decks (e.g., "moves_to", "attacks").</text:p>
            </text:list-item>
            <text:list-item>
              <text:p text:style-name="P87">Source Dropdown: New field, labeled "Source" (e.g., "NPC Deck", "Location Deck", "Enemy Deck")—defines where the game draws the card/deck.</text:p>
            </text:list-item>
            <text:list-item>
              <text:p text:style-name="P87">Notes Text Box: (e.g., "{npc} is the quest-giver").</text:p>
            </text:list-item>
          </text:list>
        </text:list-item>
        <text:list-item>
          <text:p text:style-name="P87">Special Case: If "{npc}" is the quest-giver, Source defaults to "Quest-Giver NPC".</text:p>
        </text:list-item>
      </text:list>
      <text:p text:style-name="P12">4. Quest Rules Section (Bottom-Left, ~300px Wide, Scrollable)</text:p>
      <text:list xml:id="list3053031019" text:style-name="L75">
        <text:list-item>
          <text:p text:style-name="P88">Components:</text:p>
          <text:list>
            <text:list-item>
              <text:p text:style-name="P88">Start Condition Text Box: (e.g., "When accepted from {npc}").</text:p>
            </text:list-item>
            <text:list-item>
              <text:p text:style-name="P88">End Condition Text Box: (e.g., "{npc} [reaches] {location}").</text:p>
            </text:list-item>
            <text:list-item>
              <text:p text:style-name="P88">Reward Text Box: (e.g., "Receive {integer} gold from {npc}").</text:p>
            </text:list-item>
            <text:list-item>
              <text:p text:style-name="P88">Return Location Field: New field, labeled "Return Location" (e.g., "Same as {location_start}")—where the player returns for reward.</text:p>
            </text:list-item>
          </text:list>
        </text:list-item>
      </text:list>
      <text:p text:style-name="P12">5. Gameplay Variables Section (Bottom-Right, ~400px Wide, Scrollable)</text:p>
      <text:list xml:id="list3481350084" text:style-name="L76">
        <text:list-item>
          <text:p text:style-name="P89">Components:</text:p>
          <text:list>
            <text:list-item>
              <text:p text:style-name="P89">Integers List Box: (e.g., "{integer_turns}: Range 3-5").</text:p>
            </text:list-item>
            <text:list-item>
              <text:p text:style-name="P89">Events List Box: (e.g., "[when_damaged]: {enemy_deck} draws 1 card").</text:p>
            </text:list-item>
            <text:list-item>
              <text:p text:style-name="P89">Keyword Library Box: (e.g., "moves_to", "attacks", "reaches").</text:p>
            </text:list-item>
            <text:list-item>
              <text:p text:style-name="P89">Add Buttons: For each list.</text:p>
            </text:list-item>
          </text:list>
        </text:list-item>
      </text:list>
      <text:p text:style-name="P12">6. Control Section (Bottom Bar, ~50px)</text:p>
      <text:list xml:id="list4067256114" text:style-name="L77">
        <text:list-item>
          <text:p text:style-name="P90">Components:</text:p>
          <text:list>
            <text:list-item>
              <text:p text:style-name="P90">Preview Button: Shows the template with sample fill-ins.</text:p>
            </text:list-item>
            <text:list-item>
              <text:p text:style-name="P90">Randomize Button: New, simulates the cycling effect (e.g., "{npc}" flips through "Scholar", "Trader", etc., then picks one).</text:p>
            </text:list-item>
            <text:list-item>
              <text:p text:style-name="P90">Save Button: Exports JSON.</text:p>
            </text:list-item>
            <text:list-item>
              <text:p text:style-name="P90">Load Button: Imports JSON.</text:p>
            </text:list-item>
            <text:list-item>
              <text:p text:style-name="P90">Clear Button: Resets all.</text:p>
            </text:list-item>
          </text:list>
        </text:list-item>
      </text:list>
      <text:p text:style-name="Horizontal_20_Line"/>
      <text:p text:style-name="P12">Example Workflow</text:p>
      <text:list xml:id="list1807057288" text:style-name="L78">
        <text:list-item>
          <text:p text:style-name="P91"><text:soft-page-break/>Header: Name: "NPC Aid Template", Quest-Giver Type: "Any NPC".</text:p>
        </text:list-item>
        <text:list-item>
          <text:p text:style-name="P91">Template: Type "Help {npc} [moves_to] {location} from this {location_start} while {enemy_deck} [attacks]".</text:p>
        </text:list-item>
        <text:list-item>
          <text:p text:style-name="P91">Placeholders:</text:p>
          <text:list>
            <text:list-item>
              <text:p text:style-name="P91">"{npc}": Type: Card, Specifics: NPC, Behavior: [moves_to], Source: Quest-Giver NPC.</text:p>
            </text:list-item>
            <text:list-item>
              <text:p text:style-name="P91">"{location}": Type: Card, Specifics: Location, Source: Location Deck.</text:p>
            </text:list-item>
            <text:list-item>
              <text:p text:style-name="P91">"{location_start}": Type: Card, Specifics: Location, Source: Active Location.</text:p>
            </text:list-item>
            <text:list-item>
              <text:p text:style-name="P91">"{enemy_deck}": Type: Deck, Specifics: Enemy Deck, Behavior: [attacks], Source: Enemy Deck.</text:p>
            </text:list-item>
          </text:list>
        </text:list-item>
        <text:list-item>
          <text:p text:style-name="P91">Rules: Start: "When accepted from {npc}", End: "{npc} [reaches] {location}", Reward: "{integer} gold", Return: "Same as {location_start}".</text:p>
        </text:list-item>
        <text:list-item>
          <text:p text:style-name="P91">Variables: Integer: "{integer}: Range 1-3", Event: "[when_damaged]: {enemy_deck} draws 1".</text:p>
        </text:list-item>
        <text:list-item>
          <text:p text:style-name="P91">Preview: "Help [Scholar] [moves_to] [Library] from this [Village] while [Wolf Pack Deck] [attacks]."</text:p>
        </text:list-item>
      </text:list>
      <text:p text:style-name="P10"><text:span text:style-name="T22"><text:line-break/><text:line-break/></text:span><text:span text:style-name="T2">NPCs are not the only way that a quest card can be received. so, these quest cards can be within a quest deck, or within a multi-type card deck. Also, a quest might be a 2nd state of a document card, for example: a document card could have a subtype: Map. This map might have a 2nd state, which is a quest. So the player draws a map card, and the map requires the player to go to a particular location, and when the player gets to the location, the map card becomes it's 2nd state, which could be a quest. This could also be true for other document subtypes such as a journal entry.So the player might be on a hex space that is associated with a location card called: junk pile. This location is associated with a deck of junk cards and document cards. During the player's turn, they could "search through the junk pile" which means they can draw a card from the deck. They might find a document card with subtype: journal entry. This journal entry might tell of something that was hidden long ago with a clue about a particular location. So, the journal entry triggers a card to be drawn from a location deck and associates the card with a particular hex space on the gameboard. This new location appears. So, the player can then go to this location, and when they arrive, the journal entry card is triggered into it's 2nd state, which is a quest. The quest activates and randomly generates a quest. It's possible that some of the randomly generated parts of the quest are randomly generated when the journal entry card is drawn, so that some of the details of the quest can appear in the journal entry, to give an element of continuity to the narrative. For example, the journal entry might mention a particular family heirloom (which is a junk card) that will be found later in the quest.</text:span></text:p>
      <text:p text:style-name="P5">This is a fantastic expansion of the quest system! It adds depth by diversifying how quest cards are received—beyond just NPCs—and ties them into your game’s card mechanics (e.g., two-state document cards) and hexgrid exploration. Let’s integrate this into the Quest Card Maker app, ensuring it supports quests from NPCs, decks, and document card transformations. I’ll summarize the new context, then update the app’s screen layout and functionality to handle these scenarios.</text:p>
      <text:p text:style-name="Horizontal_20_Line"/>
      <text:p text:style-name="P12">Updated Game Context: Quest Card Sources</text:p>
      <text:list xml:id="list3146994326" text:style-name="L79">
        <text:list-item>
          <text:p text:style-name="P92"><text:soft-page-break/>NPCs (As Before):</text:p>
          <text:list>
            <text:list-item>
              <text:p text:style-name="P92">Player lands on a location, meets an NPC (drawn from an NPC deck), and receives a quest card with placeholders filled randomly.</text:p>
            </text:list-item>
          </text:list>
        </text:list-item>
        <text:list-item>
          <text:p text:style-name="P92">Quest Decks or Multi-Type Decks:</text:p>
          <text:list>
            <text:list-item>
              <text:p text:style-name="P92">Quests can be standalone cards in a dedicated quest deck or mixed into a multi-type deck (e.g., with junk, documents, NPCs).</text:p>
            </text:list-item>
            <text:list-item>
              <text:p text:style-name="P92">Example: Player draws from a "Quest Deck" at a location, getting "Craft {blueprint} [builds] using {junk_deck}."</text:p>
            </text:list-item>
          </text:list>
        </text:list-item>
        <text:list-item>
          <text:p text:style-name="P92">Two-State Document Cards:</text:p>
          <text:list>
            <text:list-item>
              <text:p text:style-name="P92">Document Subtypes: Cards like "Map" or "Journal Entry" have a first state (description/clue) and a second state (quest).</text:p>
            </text:list-item>
            <text:list-item>
              <text:p text:style-name="P92">Trigger Process: </text:p>
              <text:list>
                <text:list-item>
                  <text:p text:style-name="P92">Player draws a document card (e.g., "Journal Entry: Heirloom Clue") from a deck tied to a location (e.g., "Junk Pile").</text:p>
                </text:list-item>
                <text:list-item>
                  <text:p text:style-name="P92">The first state provides a clue (e.g., "A family heirloom is hidden at…") and triggers a new location card draw, placing it on a hex.</text:p>
                </text:list-item>
                <text:list-item>
                  <text:p text:style-name="P92">Player travels to the new location, activating the document’s second state—a quest (e.g., "Recover {item} [hides] at {location}").</text:p>
                </text:list-item>
              </text:list>
            </text:list-item>
            <text:list-item>
              <text:p text:style-name="P92">Partial Pre-Generation: Some placeholders (e.g., {item} as "Family Heirloom") can be filled when the document is drawn, embedding them in the clue for narrative continuity.</text:p>
            </text:list-item>
          </text:list>
        </text:list-item>
      </text:list>
      <text:p text:style-name="Horizontal_20_Line"/>
      <text:p text:style-name="P11">Implications for the Quest Card Maker App</text:p>
      <text:p text:style-name="P12">The app must now:</text:p>
      <text:list xml:id="list664056527" text:style-name="L80">
        <text:list-item>
          <text:p text:style-name="P93">Support Multiple Sources: Quests from NPCs, decks, or document second states.</text:p>
        </text:list-item>
        <text:list-item>
          <text:p text:style-name="P93">Handle Two-State Logic: Define quests as a document’s second state, with optional pre-filled placeholders.</text:p>
        </text:list-item>
        <text:list-item>
          <text:p text:style-name="P93">Allow Flexibility: Templates should work across these contexts, with adjustable triggers and randomization timing.</text:p>
        </text:list-item>
      </text:list>
      <text:p text:style-name="Horizontal_20_Line"/>
      <text:p text:style-name="P11">Updated Screen Layout</text:p>
      <text:p text:style-name="P11">I’ll refine the single-screen UI to accommodate these sources, adding fields for document state transitions and source-specific options.</text:p>
      <text:p text:style-name="P11">Screen Layout</text:p>
      <text:p text:style-name="P12">1. Header Section (Top, ~100px)</text:p>
      <text:list xml:id="list3876298685" text:style-name="L81">
        <text:list-item>
          <text:p text:style-name="P94">Components:</text:p>
          <text:list>
            <text:list-item>
              <text:p text:style-name="P94">Name Text Box: "Quest Name" (e.g., "Heirloom Recovery Template").</text:p>
            </text:list-item>
            <text:list-item>
              <text:p text:style-name="P94">Description Text Box: "Description" (e.g., "Quest from a journal or NPC").</text:p>
            </text:list-item>
            <text:list-item>
              <text:p text:style-name="P94">Source Type Dropdown: New, labeled "Source Type" (options: "NPC", "Quest Deck", "Multi-Type Deck", "Document State 2")—defines how the quest is <text:soft-page-break/>received.</text:p>
            </text:list-item>
            <text:list-item>
              <text:p text:style-name="P94">Quest-Giver/Document Subtype Dropdown: Contextual:</text:p>
              <text:list>
                <text:list-item>
                  <text:p text:style-name="P94">If "NPC": "Any NPC", "Scholar", etc.</text:p>
                </text:list-item>
                <text:list-item>
                  <text:p text:style-name="P94">If "Document State 2": "Map", "Journal Entry", etc.</text:p>
                </text:list-item>
                <text:list-item>
                  <text:p text:style-name="P94">If "Quest Deck" or "Multi-Type Deck": Hidden.</text:p>
                </text:list-item>
              </text:list>
            </text:list-item>
          </text:list>
        </text:list-item>
      </text:list>
      <text:p text:style-name="P12">2. Template Section (Middle-Left, ~300px Wide, Scrollable)</text:p>
      <text:list xml:id="list4089454060" text:style-name="L82">
        <text:list-item>
          <text:p text:style-name="P95">Components:</text:p>
          <text:list>
            <text:list-item>
              <text:p text:style-name="P95">Template Text Area: "Quest Template" (e.g., "Recover {item} [hides] at {location} from {enemy_deck} [guards]").</text:p>
            </text:list-item>
            <text:list-item>
              <text:p text:style-name="P95">Placeholder List Box: Lists placeholders (e.g., "{item}", "{location}", "{enemy_deck}") and keywords (e.g., "[hides]", "[guards]").</text:p>
            </text:list-item>
          </text:list>
        </text:list-item>
        <text:list-item>
          <text:p text:style-name="P95">Note: For document quests, this is the second state; the first state is defined below.</text:p>
        </text:list-item>
      </text:list>
      <text:p text:style-name="P12">3. Placeholder Configuration Section (Middle-Right, ~400px Wide, Scrollable)</text:p>
      <text:list xml:id="list558843948" text:style-name="L83">
        <text:list-item>
          <text:p text:style-name="P96">Components (Per Placeholder):</text:p>
          <text:list>
            <text:list-item>
              <text:p text:style-name="P96">Selected Placeholder Label: (e.g., "Configuring: {item}").</text:p>
            </text:list-item>
            <text:list-item>
              <text:p text:style-name="P96">Type Dropdown: "Card", "Deck", "Integer", "Keyword".</text:p>
            </text:list-item>
            <text:list-item>
              <text:p text:style-name="P96">Specifics Dropdown: (e.g., Card: "Junk", Deck: "Enemy Deck").</text:p>
            </text:list-item>
            <text:list-item>
              <text:p text:style-name="P96">Behavior Dropdown: (e.g., "[hides]", "[attacks]").</text:p>
            </text:list-item>
            <text:list-item>
              <text:p text:style-name="P96">Source Dropdown: (e.g., "Junk Deck", "Enemy Deck").</text:p>
            </text:list-item>
            <text:list-item>
              <text:p text:style-name="P96">Pre-Fill Checkbox: New, labeled "Pre-Fill on Draw" (checked for {item} in a journal quest, e.g., "Family Heirloom").</text:p>
            </text:list-item>
            <text:list-item>
              <text:p text:style-name="P96">Notes Text Box: (e.g., "Pre-filled for journal continuity").</text:p>
            </text:list-item>
          </text:list>
        </text:list-item>
        <text:list-item>
          <text:p text:style-name="P96">Logic: Pre-filled placeholders are set when the document is drawn, others randomize when the quest activates.</text:p>
        </text:list-item>
      </text:list>
      <text:p text:style-name="P12">4. Quest Rules Section (Bottom-Left, ~300px Wide, Scrollable)</text:p>
      <text:list xml:id="list854575839" text:style-name="L84">
        <text:list-item>
          <text:p text:style-name="P97">Components:</text:p>
          <text:list>
            <text:list-item>
              <text:p text:style-name="P97">Start Condition Text Box: (e.g., "When accepted from {npc}" or "When {location} reached").</text:p>
            </text:list-item>
            <text:list-item>
              <text:p text:style-name="P97">End Condition Text Box: (e.g., "{item} recovered").</text:p>
            </text:list-item>
            <text:list-item>
              <text:p text:style-name="P97">Reward Text Box: (e.g., "Keep {item}").</text:p>
            </text:list-item>
            <text:list-item>
              <text:p text:style-name="P97">Return Location Field: (e.g., "Same as {location_start}" or "None" for deck-drawn quests).</text:p>
            </text:list-item>
            <text:list-item>
              <text:p text:style-name="P97">Document First State Text Box: New, labeled "Document First State" (e.g., "Journal Entry: A family heirloom is hidden at {location}").</text:p>
            </text:list-item>
            <text:list-item>
              <text:p text:style-name="P97">Trigger Text Box: New, labeled "Trigger" (e.g., "Draw {location} from Location Deck, activate at {location}").</text:p>
            </text:list-item>
          </text:list>
        </text:list-item>
      </text:list>
      <text:p text:style-name="P12">5. Gameplay Variables Section (Bottom-Right, ~400px Wide, Scrollable)</text:p>
      <text:list xml:id="list2008977943" text:style-name="L85">
        <text:list-item>
          <text:p text:style-name="P98">Components:</text:p>
          <text:list>
            <text:list-item>
              <text:p text:style-name="P98">Integers List Box: (e.g., "{integer_turns}: Range 3-5").</text:p>
            </text:list-item>
            <text:list-item>
              <text:p text:style-name="P98"><text:soft-page-break/>Events List Box: (e.g., "[when_entered]: {enemy_deck} spawns").</text:p>
            </text:list-item>
            <text:list-item>
              <text:p text:style-name="P98">Keyword Library Box: (e.g., "hides", "guards").</text:p>
            </text:list-item>
            <text:list-item>
              <text:p text:style-name="P98">Add Buttons: For each list.</text:p>
            </text:list-item>
          </text:list>
        </text:list-item>
      </text:list>
      <text:p text:style-name="P12">6. Control Section (Bottom Bar, ~50px)</text:p>
      <text:list xml:id="list1893336712" text:style-name="L86">
        <text:list-item>
          <text:p text:style-name="P99">Components:</text:p>
          <text:list>
            <text:list-item>
              <text:p text:style-name="P99">Preview Button: Shows first state (if document) and second state with sample fill-ins.</text:p>
            </text:list-item>
            <text:list-item>
              <text:p text:style-name="P99">Randomize Button: Simulates cycling for non-pre-filled placeholders.</text:p>
            </text:list-item>
            <text:list-item>
              <text:p text:style-name="P99">Save Button: Exports JSON.</text:p>
            </text:list-item>
            <text:list-item>
              <text:p text:style-name="P99">Load Button: Imports JSON.</text:p>
            </text:list-item>
            <text:list-item>
              <text:p text:style-name="P99">Clear Button: Resets all.</text:p>
            </text:list-item>
          </text:list>
        </text:list-item>
      </text:list>
      <text:p text:style-name="Horizontal_20_Line"/>
      <text:p text:style-name="P12">Example Workflow: Journal Entry Quest</text:p>
      <text:list xml:id="list1859010392" text:style-name="L87">
        <text:list-item>
          <text:p text:style-name="P100">Header: Name: "Heirloom Recovery Template", Source Type: "Document State 2", Subtype: "Journal Entry".</text:p>
        </text:list-item>
        <text:list-item>
          <text:p text:style-name="P100">Template: "Recover {item} [hides] at {location} from {enemy_deck} [guards]".</text:p>
        </text:list-item>
        <text:list-item>
          <text:p text:style-name="P100">Placeholders:</text:p>
          <text:list>
            <text:list-item>
              <text:p text:style-name="P100">"{item}": Type: Card, Specifics: Junk, Source: Junk Deck, Pre-Fill: Checked (e.g., "Family Heirloom").</text:p>
            </text:list-item>
            <text:list-item>
              <text:p text:style-name="P100">"{location}": Type: Card, Specifics: Location, Source: Location Deck.</text:p>
            </text:list-item>
            <text:list-item>
              <text:p text:style-name="P100">"{enemy_deck}": Type: Deck, Specifics: Enemy Deck, Behavior: [guards], Source: Enemy Deck.</text:p>
            </text:list-item>
          </text:list>
        </text:list-item>
        <text:list-item>
          <text:p text:style-name="P100">Rules:</text:p>
          <text:list>
            <text:list-item>
              <text:p text:style-name="P100">First State: "Journal Entry: A family heirloom is hidden at {location}."</text:p>
            </text:list-item>
            <text:list-item>
              <text:p text:style-name="P100">Trigger: "Draw {location} from Location Deck, activate at {location}."</text:p>
            </text:list-item>
            <text:list-item>
              <text:p text:style-name="P100">Start: "When {location} reached."</text:p>
            </text:list-item>
            <text:list-item>
              <text:p text:style-name="P100">End: "{item} recovered."</text:p>
            </text:list-item>
            <text:list-item>
              <text:p text:style-name="P100">Reward: "Keep {item}."</text:p>
            </text:list-item>
          </text:list>
        </text:list-item>
        <text:list-item>
          <text:p text:style-name="P100">Variables: Event: "[when_entered]: {enemy_deck} spawns".</text:p>
        </text:list-item>
        <text:list-item>
          <text:p text:style-name="P100">Preview: </text:p>
          <text:list>
            <text:list-item>
              <text:p text:style-name="P100">First State: "Journal Entry: A family heirloom is hidden at Ruins."</text:p>
            </text:list-item>
            <text:list-item>
              <text:p text:style-name="P100">Second State: "Recover Family Heirloom [hides] at Ruins from Thieves Deck [guards]."</text:p>
            </text:list-item>
          </text:list>
        </text:list-item>
      </text:list>
      <text:p text:style-name="P10"><text:span text:style-name="T22"><text:line-break/></text:span><text:span text:style-name="Source_20_Text"><text:span text:style-name="T25">{</text:span></text:span></text:p>
      <text:p text:style-name="P4"><text:span text:style-name="Source_20_Text"><text:span text:style-name="T23"><text:s text:c="2"/></text:span></text:span><text:span text:style-name="Source_20_Text"><text:span text:style-name="T26">"name"</text:span></text:span><text:span text:style-name="Source_20_Text"><text:span text:style-name="T24">: </text:span></text:span><text:span text:style-name="Source_20_Text"><text:span text:style-name="T27">"Heirloom Recovery Template"</text:span></text:span><text:span text:style-name="Source_20_Text"><text:span text:style-name="T24">,</text:span></text:span></text:p>
      <text:p text:style-name="P4"><text:span text:style-name="Source_20_Text"><text:span text:style-name="T23"><text:s text:c="2"/></text:span></text:span><text:span text:style-name="Source_20_Text"><text:span text:style-name="T26">"source_type"</text:span></text:span><text:span text:style-name="Source_20_Text"><text:span text:style-name="T24">: </text:span></text:span><text:span text:style-name="Source_20_Text"><text:span text:style-name="T27">"Document State 2"</text:span></text:span><text:span text:style-name="Source_20_Text"><text:span text:style-name="T24">,</text:span></text:span></text:p>
      <text:p text:style-name="P4"><text:span text:style-name="Source_20_Text"><text:span text:style-name="T23"><text:s text:c="2"/></text:span></text:span><text:span text:style-name="Source_20_Text"><text:span text:style-name="T26">"document_subtype"</text:span></text:span><text:span text:style-name="Source_20_Text"><text:span text:style-name="T24">: </text:span></text:span><text:span text:style-name="Source_20_Text"><text:span text:style-name="T27">"Journal Entry"</text:span></text:span><text:span text:style-name="Source_20_Text"><text:span text:style-name="T24">,</text:span></text:span></text:p>
      <text:p text:style-name="P4"><text:span text:style-name="Source_20_Text"><text:span text:style-name="T23"><text:s text:c="2"/></text:span></text:span><text:span text:style-name="Source_20_Text"><text:span text:style-name="T26">"template"</text:span></text:span><text:span text:style-name="Source_20_Text"><text:span text:style-name="T24">: </text:span></text:span><text:span text:style-name="Source_20_Text"><text:span text:style-name="T27">"Recover {item} [hides] at {location} from {enemy_deck} [guards]"</text:span></text:span><text:span text:style-name="Source_20_Text"><text:span text:style-name="T24">,</text:span></text:span></text:p>
      <text:p text:style-name="P4"><text:span text:style-name="Source_20_Text"><text:span text:style-name="T23"><text:s text:c="2"/></text:span></text:span><text:span text:style-name="Source_20_Text"><text:span text:style-name="T26">"placeholders"</text:span></text:span><text:span text:style-name="Source_20_Text"><text:span text:style-name="T24">: {</text:span></text:span></text:p>
      <text:p text:style-name="P4"><text:span text:style-name="Source_20_Text"><text:span text:style-name="T23"><text:s text:c="4"/></text:span></text:span><text:span text:style-name="Source_20_Text"><text:span text:style-name="T26">"{item}"</text:span></text:span><text:span text:style-name="Source_20_Text"><text:span text:style-name="T24">: {</text:span></text:span><text:span text:style-name="Source_20_Text"><text:span text:style-name="T26">"type"</text:span></text:span><text:span text:style-name="Source_20_Text"><text:span text:style-name="T24">: </text:span></text:span><text:span text:style-name="Source_20_Text"><text:span text:style-name="T27">"Card"</text:span></text:span><text:span text:style-name="Source_20_Text"><text:span text:style-name="T24">, </text:span></text:span><text:span text:style-name="Source_20_Text"><text:span text:style-name="T26">"specifics"</text:span></text:span><text:span text:style-name="Source_20_Text"><text:span text:style-name="T24">: </text:span></text:span><text:span text:style-name="Source_20_Text"><text:span text:style-name="T27">"Junk"</text:span></text:span><text:span text:style-name="Source_20_Text"><text:span text:style-name="T24">, </text:span></text:span><text:span text:style-name="Source_20_Text"><text:span text:style-name="T26">"source"</text:span></text:span><text:span text:style-name="Source_20_Text"><text:span text:style-name="T24">: </text:span></text:span><text:span text:style-name="Source_20_Text"><text:span text:style-name="T27">"Junk Deck"</text:span></text:span><text:span text:style-name="Source_20_Text"><text:span text:style-name="T24">, </text:span></text:span><text:span text:style-name="Source_20_Text"><text:span text:style-name="T26">"pre_fill"</text:span></text:span><text:span text:style-name="Source_20_Text"><text:span text:style-name="T24">: </text:span></text:span><text:span text:style-name="Source_20_Text"><text:span text:style-name="T28">true</text:span></text:span><text:span text:style-name="Source_20_Text"><text:span text:style-name="T24">},</text:span></text:span></text:p>
      <text:p text:style-name="P4"><text:soft-page-break/><text:span text:style-name="Source_20_Text"><text:span text:style-name="T23"><text:s text:c="4"/></text:span></text:span><text:span text:style-name="Source_20_Text"><text:span text:style-name="T26">"{location}"</text:span></text:span><text:span text:style-name="Source_20_Text"><text:span text:style-name="T24">: {</text:span></text:span><text:span text:style-name="Source_20_Text"><text:span text:style-name="T26">"type"</text:span></text:span><text:span text:style-name="Source_20_Text"><text:span text:style-name="T24">: </text:span></text:span><text:span text:style-name="Source_20_Text"><text:span text:style-name="T27">"Card"</text:span></text:span><text:span text:style-name="Source_20_Text"><text:span text:style-name="T24">, </text:span></text:span><text:span text:style-name="Source_20_Text"><text:span text:style-name="T26">"specifics"</text:span></text:span><text:span text:style-name="Source_20_Text"><text:span text:style-name="T24">: </text:span></text:span><text:span text:style-name="Source_20_Text"><text:span text:style-name="T27">"Location"</text:span></text:span><text:span text:style-name="Source_20_Text"><text:span text:style-name="T24">, </text:span></text:span><text:span text:style-name="Source_20_Text"><text:span text:style-name="T26">"source"</text:span></text:span><text:span text:style-name="Source_20_Text"><text:span text:style-name="T24">: </text:span></text:span><text:span text:style-name="Source_20_Text"><text:span text:style-name="T27">"Location Deck"</text:span></text:span><text:span text:style-name="Source_20_Text"><text:span text:style-name="T24">},</text:span></text:span></text:p>
      <text:p text:style-name="P4"><text:span text:style-name="Source_20_Text"><text:span text:style-name="T23"><text:s text:c="4"/></text:span></text:span><text:span text:style-name="Source_20_Text"><text:span text:style-name="T26">"{enemy_deck}"</text:span></text:span><text:span text:style-name="Source_20_Text"><text:span text:style-name="T24">: {</text:span></text:span><text:span text:style-name="Source_20_Text"><text:span text:style-name="T26">"type"</text:span></text:span><text:span text:style-name="Source_20_Text"><text:span text:style-name="T24">: </text:span></text:span><text:span text:style-name="Source_20_Text"><text:span text:style-name="T27">"Deck"</text:span></text:span><text:span text:style-name="Source_20_Text"><text:span text:style-name="T24">, </text:span></text:span><text:span text:style-name="Source_20_Text"><text:span text:style-name="T26">"specifics"</text:span></text:span><text:span text:style-name="Source_20_Text"><text:span text:style-name="T24">: </text:span></text:span><text:span text:style-name="Source_20_Text"><text:span text:style-name="T27">"Enemy Deck"</text:span></text:span><text:span text:style-name="Source_20_Text"><text:span text:style-name="T24">, </text:span></text:span><text:span text:style-name="Source_20_Text"><text:span text:style-name="T26">"behavior"</text:span></text:span><text:span text:style-name="Source_20_Text"><text:span text:style-name="T24">: </text:span></text:span><text:span text:style-name="Source_20_Text"><text:span text:style-name="T27">"guards"</text:span></text:span><text:span text:style-name="Source_20_Text"><text:span text:style-name="T24">, </text:span></text:span><text:span text:style-name="Source_20_Text"><text:span text:style-name="T26">"source"</text:span></text:span><text:span text:style-name="Source_20_Text"><text:span text:style-name="T24">: </text:span></text:span><text:span text:style-name="Source_20_Text"><text:span text:style-name="T27">"Enemy Deck"</text:span></text:span><text:span text:style-name="Source_20_Text"><text:span text:style-name="T24">}</text:span></text:span></text:p>
      <text:p text:style-name="P4"><text:span text:style-name="Source_20_Text"><text:span text:style-name="T23"><text:s text:c="2"/></text:span></text:span><text:span text:style-name="Source_20_Text"><text:span text:style-name="T24">},</text:span></text:span></text:p>
      <text:p text:style-name="P4"><text:span text:style-name="Source_20_Text"><text:span text:style-name="T23"><text:s text:c="2"/></text:span></text:span><text:span text:style-name="Source_20_Text"><text:span text:style-name="T26">"rules"</text:span></text:span><text:span text:style-name="Source_20_Text"><text:span text:style-name="T24">: {</text:span></text:span></text:p>
      <text:p text:style-name="P4"><text:span text:style-name="Source_20_Text"><text:span text:style-name="T23"><text:s text:c="4"/></text:span></text:span><text:span text:style-name="Source_20_Text"><text:span text:style-name="T26">"document_first_state"</text:span></text:span><text:span text:style-name="Source_20_Text"><text:span text:style-name="T24">: </text:span></text:span><text:span text:style-name="Source_20_Text"><text:span text:style-name="T27">"Journal Entry: A family heirloom is hidden at {location}"</text:span></text:span><text:span text:style-name="Source_20_Text"><text:span text:style-name="T24">,</text:span></text:span></text:p>
      <text:p text:style-name="P4"><text:span text:style-name="Source_20_Text"><text:span text:style-name="T23"><text:s text:c="4"/></text:span></text:span><text:span text:style-name="Source_20_Text"><text:span text:style-name="T26">"trigger"</text:span></text:span><text:span text:style-name="Source_20_Text"><text:span text:style-name="T24">: </text:span></text:span><text:span text:style-name="Source_20_Text"><text:span text:style-name="T27">"Draw {location} from Location Deck, activate at {location}"</text:span></text:span><text:span text:style-name="Source_20_Text"><text:span text:style-name="T24">,</text:span></text:span></text:p>
      <text:p text:style-name="P4"><text:span text:style-name="Source_20_Text"><text:span text:style-name="T23"><text:s text:c="4"/></text:span></text:span><text:span text:style-name="Source_20_Text"><text:span text:style-name="T26">"start"</text:span></text:span><text:span text:style-name="Source_20_Text"><text:span text:style-name="T24">: </text:span></text:span><text:span text:style-name="Source_20_Text"><text:span text:style-name="T27">"When {location} reached"</text:span></text:span><text:span text:style-name="Source_20_Text"><text:span text:style-name="T24">,</text:span></text:span></text:p>
      <text:p text:style-name="P4"><text:span text:style-name="Source_20_Text"><text:span text:style-name="T23"><text:s text:c="4"/></text:span></text:span><text:span text:style-name="Source_20_Text"><text:span text:style-name="T26">"end"</text:span></text:span><text:span text:style-name="Source_20_Text"><text:span text:style-name="T24">: </text:span></text:span><text:span text:style-name="Source_20_Text"><text:span text:style-name="T27">"{item} recovered"</text:span></text:span><text:span text:style-name="Source_20_Text"><text:span text:style-name="T24">,</text:span></text:span></text:p>
      <text:p text:style-name="P4"><text:span text:style-name="Source_20_Text"><text:span text:style-name="T23"><text:s text:c="4"/></text:span></text:span><text:span text:style-name="Source_20_Text"><text:span text:style-name="T26">"reward"</text:span></text:span><text:span text:style-name="Source_20_Text"><text:span text:style-name="T24">: </text:span></text:span><text:span text:style-name="Source_20_Text"><text:span text:style-name="T27">"Keep {item}"</text:span></text:span></text:p>
      <text:p text:style-name="P4"><text:span text:style-name="Source_20_Text"><text:span text:style-name="T23"><text:s text:c="2"/></text:span></text:span><text:span text:style-name="Source_20_Text"><text:span text:style-name="T24">},</text:span></text:span></text:p>
      <text:p text:style-name="P4"><text:span text:style-name="Source_20_Text"><text:span text:style-name="T23"><text:s text:c="2"/></text:span></text:span><text:span text:style-name="Source_20_Text"><text:span text:style-name="T26">"variables"</text:span></text:span><text:span text:style-name="Source_20_Text"><text:span text:style-name="T24">: {</text:span></text:span></text:p>
      <text:p text:style-name="P4"><text:span text:style-name="Source_20_Text"><text:span text:style-name="T23"><text:s text:c="4"/></text:span></text:span><text:span text:style-name="Source_20_Text"><text:span text:style-name="T26">"events"</text:span></text:span><text:span text:style-name="Source_20_Text"><text:span text:style-name="T24">: {</text:span></text:span><text:span text:style-name="Source_20_Text"><text:span text:style-name="T26">"[when_entered]"</text:span></text:span><text:span text:style-name="Source_20_Text"><text:span text:style-name="T24">: </text:span></text:span><text:span text:style-name="Source_20_Text"><text:span text:style-name="T27">"{enemy_deck} spawns"</text:span></text:span><text:span text:style-name="Source_20_Text"><text:span text:style-name="T24">},</text:span></text:span></text:p>
      <text:p text:style-name="P4"><text:span text:style-name="Source_20_Text"><text:span text:style-name="T23"><text:s text:c="4"/></text:span></text:span><text:span text:style-name="Source_20_Text"><text:span text:style-name="T26">"keywords"</text:span></text:span><text:span text:style-name="Source_20_Text"><text:span text:style-name="T24">: [</text:span></text:span><text:span text:style-name="Source_20_Text"><text:span text:style-name="T27">"hides"</text:span></text:span><text:span text:style-name="Source_20_Text"><text:span text:style-name="T24">, </text:span></text:span><text:span text:style-name="Source_20_Text"><text:span text:style-name="T27">"guards"</text:span></text:span><text:span text:style-name="Source_20_Text"><text:span text:style-name="T24">]</text:span></text:span></text:p>
      <text:p text:style-name="P4"><text:span text:style-name="Source_20_Text"><text:span text:style-name="T23"><text:s text:c="2"/></text:span></text:span><text:span text:style-name="Source_20_Text"><text:span text:style-name="T24">}</text:span></text:span></text:p>
      <text:p text:style-name="P4"><text:span text:style-name="Source_20_Text"><text:span text:style-name="T24">}</text:span></text:span></text:p>
      <text:p text:style-name="P10"><text:span text:style-name="T22"><text:line-break/></text:span><text:span text:style-name="T2">Adjustments</text:span></text:p>
      <text:list xml:id="list2057031172" text:style-name="L88">
        <text:list-item>
          <text:p text:style-name="P101">Source Type: Covers NPCs, decks, and document states, making the app versatile.</text:p>
        </text:list-item>
        <text:list-item>
          <text:p text:style-name="P101">Document Fields: First State and Trigger fields define the two-state process.</text:p>
        </text:list-item>
        <text:list-item>
          <text:p text:style-name="P101">Pre-Fill Option: Allows narrative continuity (e.g., {item} in the journal matches the quest).</text:p>
        </text:list-item>
        <text:list-item>
          <text:p text:style-name="P101">Trigger Flexibility: Supports drawing new cards (e.g., locations) or other conditions.</text:p>
        </text:list-item>
      </text:list>
      <text:p text:style-name="P11">Does this updated UI fit your vision? Want to tweak how document quests are structured, add more source types, or refine the layout further? Let’s keep perfecting it!</text:p>
      <text:p text:style-name="P9"><text:span text:style-name="T2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Menlo" svg:font-family="Menlo, Monaco, Consolas, 'Andale Mono', 'Ubuntu Mono', 'Courier New', monospac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in" fo:margin-bottom="0.1965in" style:contextual-spacing="false" fo:line-height="115%"/>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3-29T14:37:29.061000000</dc:date>
    <meta:editing-duration>PT19M1S</meta:editing-duration>
    <meta:editing-cycles>2</meta:editing-cycles>
    <meta:generator>LibreOffice/7.3.4.2$Windows_X86_64 LibreOffice_project/728fec16bd5f605073805c3c9e7c4212a0120dc5</meta:generator>
    <meta:document-statistic meta:table-count="0" meta:image-count="0" meta:object-count="0" meta:page-count="36" meta:paragraph-count="939" meta:word-count="10931" meta:character-count="72526" meta:non-whitespace-character-count="62380"/>
  </office:meta>
</office:document-meta>
</file>